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0.5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lemetrie_raspi_202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BME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Température</text:p>
          </table:table-cell>
          <table:table-cell office:value-type="string" calcext:value-type="string">
            <text:p>MPU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Humidité</text:p>
          </table:table-cell>
          <table:table-cell office:value-type="string" calcext:value-type="string">
            <text:p>Accélération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0:28:0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47.4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0:28:10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0:1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12.81</text:p>
          </table:table-cell>
          <table:table-cell office:value-type="string" calcext:value-type="string">
            <text:p>48.8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0:2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0:3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7.6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0:4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0:50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7.9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1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89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20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30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7.8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40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5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1:50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7.2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00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1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2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30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40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2:50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6.6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0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1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2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7.0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30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7.0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40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6.3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3:50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00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10</text:p>
          </table:table-cell>
          <table:table-cell office:value-type="string" calcext:value-type="string">
            <text:p>24.5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5.8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20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6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30</text:p>
          </table:table-cell>
          <table:table-cell office:value-type="string" calcext:value-type="string">
            <text:p>24.7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40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4:50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5.5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00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1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20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30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40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44.2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5:50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0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1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13.03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2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43.8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30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4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4.6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6:5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13.02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00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10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2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3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13.00</text:p>
          </table:table-cell>
          <table:table-cell office:value-type="string" calcext:value-type="string">
            <text:p>41.8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40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41.6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7:50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00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10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20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30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4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8:50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00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1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9.6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2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30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40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9.4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29:50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9.3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00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1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20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30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8.9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40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0:50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8.7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00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10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20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6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30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4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1:50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00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7.8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10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20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30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40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2:50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00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10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20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3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4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3:50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0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10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20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30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40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4:5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00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10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20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30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1012.83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40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5:50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00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1012.83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1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20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3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81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40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6:50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00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10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20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30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40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3.4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7:50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00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10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20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30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2.80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40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8:50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00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1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20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1012.8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30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40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39:50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012.8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00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10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20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30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40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0:50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00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10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20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1012.89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30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40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1:50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00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10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20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3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40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2:50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00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10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1012.78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20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30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40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3:50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00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10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20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30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40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4:50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00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10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2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30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40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5:5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00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10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20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3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012.91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40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6:50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00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1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20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30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4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7:50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7.50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00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10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012.99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20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30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1012.8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40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1012.90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8:50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9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00</text:p>
          </table:table-cell>
          <table:table-cell office:value-type="string" calcext:value-type="string">
            <text:p>34.80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4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10</text:p>
          </table:table-cell>
          <table:table-cell office:value-type="string" calcext:value-type="string">
            <text:p>34.8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7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20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1012.98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30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4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49:50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0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1012.92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10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20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87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30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9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40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2.93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0:50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2.88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3.13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10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1013.32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20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27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30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40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1:50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9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00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10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2.41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20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30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40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2:50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00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10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1013.57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20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1013.5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3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40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3:50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00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1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2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30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4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4:50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00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1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2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30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40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5:50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0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10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20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30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4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6:5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00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1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20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30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40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7:50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013.62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00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10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20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30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40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8:50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1013.65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00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10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20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30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7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40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7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2:59:50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1013.55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10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013.5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20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30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4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3.60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0:50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00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013.60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10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20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30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4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1:50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00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10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2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1013.51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30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40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1013.45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2:5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00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1013.42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10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20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30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4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3:50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00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013.61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10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20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30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40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3.48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4:5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00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44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10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20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30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40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1013.52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5:5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57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00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1013.5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10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20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1013.49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30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1013.4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40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1013.47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6:50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1013.50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00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1013.54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10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1013.46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20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30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1013.56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40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1013.28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7:50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1013.23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00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1013.41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10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20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1013.36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30</text:p>
          </table:table-cell>
          <table:table-cell office:value-type="string" calcext:value-type="string">
            <text:p>33.5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40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08:5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1013.35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00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1013.24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1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20</text:p>
          </table:table-cell>
          <table:table-cell office:value-type="string" calcext:value-type="string">
            <text:p>33.91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0.9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30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013.4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40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9:50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1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00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10</text:p>
          </table:table-cell>
          <table:table-cell office:value-type="string" calcext:value-type="string">
            <text:p>34.1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013.3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2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30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1013.38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40</text:p>
          </table:table-cell>
          <table:table-cell office:value-type="string" calcext:value-type="string">
            <text:p>34.30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0:50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013.3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0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3.27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10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013.13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20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013.21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30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3.29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40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28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1: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1013.25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0.9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0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26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1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60</text:p>
          </table:table-cell>
          <table:table-cell office:value-type="string" calcext:value-type="string">
            <text:p>1013.30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20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3.37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30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10.44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40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03.78</text:p>
          </table:table-cell>
          <table:table-cell office:value-type="string" calcext:value-type="string">
            <text:p>24.8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2:50</text:p>
          </table:table-cell>
          <table:table-cell office:value-type="string" calcext:value-type="string">
            <text:p>34.4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98.70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00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93.56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10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87.59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20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981.36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30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976.5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40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970.9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3:50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965.68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00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960.87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10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956.31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20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951.45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30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946.62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40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941.92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4:5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937.22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00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932.60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10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927.76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20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922.69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3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917.93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40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913.01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5:5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907.23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00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901.53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10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897.0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20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892.6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30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888.71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40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884.35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6:50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879.49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00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875.15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10</text:p>
          </table:table-cell>
          <table:table-cell office:value-type="string" calcext:value-type="string">
            <text:p>32.53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870.63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20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866.00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30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860.72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40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854.37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7:50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849.08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00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844.67</text:p>
          </table:table-cell>
          <table:table-cell office:value-type="string" calcext:value-type="string">
            <text:p>21.6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10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839.7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20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834.73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30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829.56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40</text:p>
          </table:table-cell>
          <table:table-cell office:value-type="string" calcext:value-type="string">
            <text:p>31.7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824.54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8:50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819.93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00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814.06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10</text:p>
          </table:table-cell>
          <table:table-cell office:value-type="string" calcext:value-type="string">
            <text:p>31.40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808.39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20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803.35</text:p>
          </table:table-cell>
          <table:table-cell office:value-type="string" calcext:value-type="string">
            <text:p>19.4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30</text:p>
          </table:table-cell>
          <table:table-cell office:value-type="string" calcext:value-type="string">
            <text:p>31.20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798.47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40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793.25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19:50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0.60</text:p>
          </table:table-cell>
          <table:table-cell office:value-type="string" calcext:value-type="string">
            <text:p>787.81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00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782.18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10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777.09</text:p>
          </table:table-cell>
          <table:table-cell office:value-type="string" calcext:value-type="string">
            <text:p>18.97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20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771.63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30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766.78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40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761.62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0:50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756.17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0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751.21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10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746.30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20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741.84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3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737.53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40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733.38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1:50</text:p>
          </table:table-cell>
          <table:table-cell office:value-type="string" calcext:value-type="string">
            <text:p>29.80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729.43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00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725.40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10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721.46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20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717.51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30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714.61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40</text:p>
          </table:table-cell>
          <table:table-cell office:value-type="string" calcext:value-type="string">
            <text:p>29.40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711.28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2:50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708.08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00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704.11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10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700.80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20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697.83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30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694.5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40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691.2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3:50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687.86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00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684.62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10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681.0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20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32.50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77.58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30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674.23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40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70.75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4:50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32.38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667.33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00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63.57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10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659.99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20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656.47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30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652.74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40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649.02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5:50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645.20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00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41.47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1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637.60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20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33.99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30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630.04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40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26.06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6:50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622.38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00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618.76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10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15.09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20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611.46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30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608.18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40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6</text:p>
          </table:table-cell>
          <table:table-cell office:value-type="string" calcext:value-type="string">
            <text:p>604.40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7:50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600.8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00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596.41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10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591.46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20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586.72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30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581.95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40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577.20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8:50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573.22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00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569.82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10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564.97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20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561.0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3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556.27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40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40</text:p>
          </table:table-cell>
          <table:table-cell office:value-type="string" calcext:value-type="string">
            <text:p>551.86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29:5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547.88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00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544.55</text:p>
          </table:table-cell>
          <table:table-cell office:value-type="string" calcext:value-type="string">
            <text:p>7.66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10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41.12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20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37.94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30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533.97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40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530.60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0:50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526.97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00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524.02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10</text:p>
          </table:table-cell>
          <table:table-cell office:value-type="string" calcext:value-type="string">
            <text:p>27.1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520.56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2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517.0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3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513.90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40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509.92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1:50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506.36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00</text:p>
          </table:table-cell>
          <table:table-cell office:value-type="string" calcext:value-type="string">
            <text:p>26.80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502.89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10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499.68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2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496.5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3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31.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493.13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40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488.9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2:50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485.65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00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482.38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10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79.29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2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476.35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30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73.61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4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69.59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3:5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467.6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00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464.7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1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461.46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20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30.50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458.44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30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455.2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40</text:p>
          </table:table-cell>
          <table:table-cell office:value-type="string" calcext:value-type="string">
            <text:p>26.01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52.27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4:5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449.1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00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446.42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1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443.66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2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440.79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30</text:p>
          </table:table-cell>
          <table:table-cell office:value-type="string" calcext:value-type="string">
            <text:p>25.83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437.5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40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434.41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5:50</text:p>
          </table:table-cell>
          <table:table-cell office:value-type="string" calcext:value-type="string">
            <text:p>25.7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431.02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00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427.52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10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424.57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20</text:p>
          </table:table-cell>
          <table:table-cell office:value-type="string" calcext:value-type="string">
            <text:p>25.54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421.84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30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419.25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4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416.26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6:50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413.54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00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411.09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10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408.3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20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405.2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30</text:p>
          </table:table-cell>
          <table:table-cell office:value-type="string" calcext:value-type="string">
            <text:p>25.13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401.76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40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398.6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7:50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00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392.75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10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90.1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20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29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87.72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30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84.96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40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381.94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8:50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79.32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00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76.7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1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73.65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20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70.4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3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367.71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40</text:p>
          </table:table-cell>
          <table:table-cell office:value-type="string" calcext:value-type="string">
            <text:p>24.05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64.7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39:50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361.11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00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58.7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1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56.19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20</text:p>
          </table:table-cell>
          <table:table-cell office:value-type="string" calcext:value-type="string">
            <text:p>23.67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53.27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30</text:p>
          </table:table-cell>
          <table:table-cell office:value-type="string" calcext:value-type="string">
            <text:p>23.61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49.94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40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346.6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0:5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44.22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00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41.5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1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39.45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20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37.23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3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334.92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4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332.73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1:50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30.18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00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27.89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1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25.69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20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23.59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30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321.5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40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319.41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2:50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317.24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00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314.84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10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12.81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2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310.76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3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8.66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40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6.43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3:50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4.03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00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1.8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10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20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30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40</text:p>
          </table:table-cell>
          <table:table-cell office:value-type="string" calcext:value-type="string">
            <text:p>21.79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4:50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00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10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20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30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40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5:50</text:p>
          </table:table-cell>
          <table:table-cell office:value-type="string" calcext:value-type="string">
            <text:p>21.30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00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10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20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30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40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6:50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00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4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10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20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30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40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7:5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0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10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2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3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40</text:p>
          </table:table-cell>
          <table:table-cell office:value-type="string" calcext:value-type="string">
            <text:p>20.40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8:50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00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1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20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30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4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49:50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00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10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2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30</text:p>
          </table:table-cell>
          <table:table-cell office:value-type="string" calcext:value-type="string">
            <text:p>20.02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4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0:50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00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10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4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2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30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40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1:5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00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1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20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3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40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2:50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00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1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20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0.9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3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4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3:50</text:p>
          </table:table-cell>
          <table:table-cell office:value-type="string" calcext:value-type="string">
            <text:p>19.33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00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10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20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30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4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4:50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00</text:p>
          </table:table-cell>
          <table:table-cell office:value-type="string" calcext:value-type="string">
            <text:p>19.09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10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2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30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19.0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40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5:5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00</text:p>
          </table:table-cell>
          <table:table-cell office:value-type="string" calcext:value-type="string">
            <text:p>18.9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10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20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30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4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6:50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10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2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3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40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0.9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7:50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00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10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2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3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4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8:50</text:p>
          </table:table-cell>
          <table:table-cell office:value-type="string" calcext:value-type="string">
            <text:p>18.5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0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10</text:p>
          </table:table-cell>
          <table:table-cell office:value-type="string" calcext:value-type="string">
            <text:p>18.47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2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30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4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3:59:50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00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10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20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3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40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0:50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00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10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20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30</text:p>
          </table:table-cell>
          <table:table-cell office:value-type="string" calcext:value-type="string">
            <text:p>18.19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40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1:50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00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1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2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3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40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2:50</text:p>
          </table:table-cell>
          <table:table-cell office:value-type="string" calcext:value-type="string">
            <text:p>18.10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00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10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2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3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40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3:50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00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10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20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3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40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4:50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0.9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00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1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20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3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4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5:5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1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2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30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40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6:50</text:p>
          </table:table-cell>
          <table:table-cell office:value-type="string" calcext:value-type="string">
            <text:p>17.83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0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10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2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3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0.9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4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7:5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1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2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30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40</text:p>
          </table:table-cell>
          <table:table-cell office:value-type="string" calcext:value-type="string">
            <text:p>17.7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08:50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0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10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20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3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4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9:5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00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10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20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3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40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0:5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0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1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2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30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4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1:50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00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10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20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3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4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2:50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00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20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3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4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3:50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00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10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0.9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2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30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40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4:50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0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1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20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30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40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5:5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00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10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2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30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40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6:50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0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1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2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3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4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7:50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0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10</text:p>
          </table:table-cell>
          <table:table-cell office:value-type="string" calcext:value-type="string">
            <text:p>17.0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2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30</text:p>
          </table:table-cell>
          <table:table-cell office:value-type="string" calcext:value-type="string">
            <text:p>17.0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40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8:50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00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6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1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30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40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19:50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0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10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20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30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40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0:50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0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10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2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3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40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1:50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00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10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2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3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4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2:50</text:p>
          </table:table-cell>
          <table:table-cell office:value-type="string" calcext:value-type="string">
            <text:p>16.70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00</text:p>
          </table:table-cell>
          <table:table-cell office:value-type="string" calcext:value-type="string">
            <text:p>16.71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10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0.9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20</text:p>
          </table:table-cell>
          <table:table-cell office:value-type="string" calcext:value-type="string">
            <text:p>16.68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30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40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3:50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00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10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20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3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4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4:50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00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1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2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3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40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5:5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10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2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3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40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6:5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0.9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0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1.3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10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2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3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4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7:5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0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1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2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0.9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3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4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8:5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0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1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2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3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4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29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2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3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4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0:5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0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1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2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3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4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1:50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0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2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3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4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2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1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2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3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4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3:5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0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10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2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3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4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4:5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0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1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2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3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4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5:5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00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1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2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30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4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6:5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0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1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.3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2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3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40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7:50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00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10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2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3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4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8:50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00</text:p>
          </table:table-cell>
          <table:table-cell office:value-type="string" calcext:value-type="string">
            <text:p>16.52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10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2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30</text:p>
          </table:table-cell>
          <table:table-cell office:value-type="string" calcext:value-type="string">
            <text:p>16.5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40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39:50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0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10</text:p>
          </table:table-cell>
          <table:table-cell office:value-type="string" calcext:value-type="string">
            <text:p>16.6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20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30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40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0:50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0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1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2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3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40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1:50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00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1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20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3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40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2:50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00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10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2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30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40</text:p>
          </table:table-cell>
          <table:table-cell office:value-type="string" calcext:value-type="string">
            <text:p>17.03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3:5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00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10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20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30</text:p>
          </table:table-cell>
          <table:table-cell office:value-type="string" calcext:value-type="string">
            <text:p>17.17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4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4:50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0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1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0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2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30</text:p>
          </table:table-cell>
          <table:table-cell office:value-type="string" calcext:value-type="string">
            <text:p>17.35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40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5:50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00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20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30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4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6:5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00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10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6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20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3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40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7:50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0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10</text:p>
          </table:table-cell>
          <table:table-cell office:value-type="string" calcext:value-type="string">
            <text:p>18.0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20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30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40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8:5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00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10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20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3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40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49:50</text:p>
          </table:table-cell>
          <table:table-cell office:value-type="string" calcext:value-type="string">
            <text:p>18.49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00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0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1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20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30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40</text:p>
          </table:table-cell>
          <table:table-cell office:value-type="string" calcext:value-type="string">
            <text:p>18.73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0:50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00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1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0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20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3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40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1:50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0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10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20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3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40</text:p>
          </table:table-cell>
          <table:table-cell office:value-type="string" calcext:value-type="string">
            <text:p>19.41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2:5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00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10</text:p>
          </table:table-cell>
          <table:table-cell office:value-type="string" calcext:value-type="string">
            <text:p>19.58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20</text:p>
          </table:table-cell>
          <table:table-cell office:value-type="string" calcext:value-type="string">
            <text:p>19.6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30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40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3:5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00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10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20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30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4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4:5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00</text:p>
          </table:table-cell>
          <table:table-cell office:value-type="string" calcext:value-type="string">
            <text:p>20.22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1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20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30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40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5:50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0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10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2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30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4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6:50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00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10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2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3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4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7:50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00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0.7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10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20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3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40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0.9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8:5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0.5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00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2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10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0.7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20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3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.6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40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4:59:50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10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1.0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2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30</text:p>
          </table:table-cell>
          <table:table-cell office:value-type="string" calcext:value-type="string">
            <text:p>22.5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4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0:50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00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10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20</text:p>
          </table:table-cell>
          <table:table-cell office:value-type="string" calcext:value-type="string">
            <text:p>22.83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3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40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1:5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4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0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10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20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30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40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2:50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1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20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3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1.3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4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4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3:5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0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1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2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3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4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3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4:5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0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1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.4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2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3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40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5:5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1.4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0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10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2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30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40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6:5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00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1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20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3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4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40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7:5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0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1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20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3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30</text:p>
          </table:table-cell>
          <table:table-cell office:value-type="string" calcext:value-type="string">
            <text:p>23.2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40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4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08:50</text:p>
          </table:table-cell>
          <table:table-cell office:value-type="string" calcext:value-type="string">
            <text:p>23.1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00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10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2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30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.3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4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9:5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00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10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4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2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30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4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25.5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0:5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4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00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3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1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20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4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30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40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1:50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00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1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2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30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4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.4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2:50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0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10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2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30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40</text:p>
          </table:table-cell>
          <table:table-cell office:value-type="string" calcext:value-type="string">
            <text:p>21.6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3:50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00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10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20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30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.3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4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4:50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00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1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10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20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30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4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40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5:50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00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1.3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10</text:p>
          </table:table-cell>
          <table:table-cell office:value-type="string" calcext:value-type="string">
            <text:p>20.57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2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30</text:p>
          </table:table-cell>
          <table:table-cell office:value-type="string" calcext:value-type="string">
            <text:p>20.41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40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6:50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00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10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20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30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40</text:p>
          </table:table-cell>
          <table:table-cell office:value-type="string" calcext:value-type="string">
            <text:p>19.9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7:50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0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1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2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30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40</text:p>
          </table:table-cell>
          <table:table-cell office:value-type="string" calcext:value-type="string">
            <text:p>19.46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8:50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3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00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10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2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30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40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19:5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00</text:p>
          </table:table-cell>
          <table:table-cell office:value-type="string" calcext:value-type="string">
            <text:p>18.81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1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20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30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4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0:50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00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1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2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30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4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1:50</text:p>
          </table:table-cell>
          <table:table-cell office:value-type="string" calcext:value-type="string">
            <text:p>17.97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00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10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2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30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40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2:50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41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00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10</text:p>
          </table:table-cell>
          <table:table-cell office:value-type="string" calcext:value-type="string">
            <text:p>17.39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2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30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40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3:50</text:p>
          </table:table-cell>
          <table:table-cell office:value-type="string" calcext:value-type="string">
            <text:p>17.07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00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10</text:p>
          </table:table-cell>
          <table:table-cell office:value-type="string" calcext:value-type="string">
            <text:p>16.87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3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20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3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40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4:50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0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10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20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30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3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40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301.60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5:50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304.38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00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307.21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10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310.14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20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313.03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30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315.72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40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318.63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1.3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6:50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321.38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00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324.28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10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327.08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20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329.75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30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332.7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40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335.53</text:p>
          </table:table-cell>
          <table:table-cell office:value-type="string" calcext:value-type="string">
            <text:p>3.23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7:5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338.27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00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10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343.8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20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346.70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30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349.47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4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352.37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8:5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355.19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00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358.17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10</text:p>
          </table:table-cell>
          <table:table-cell office:value-type="string" calcext:value-type="string">
            <text:p>14.47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361.06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1.3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2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363.99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30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366.78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40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369.70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29:50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372.6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0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375.35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10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20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380.78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30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383.7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40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386.52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0:50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389.42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00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392.3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1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.2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20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398.07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30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401.0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40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403.96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1:50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406.81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00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409.66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10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412.7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20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415.81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30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418.63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40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421.6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2:5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24.78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00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427.86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10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430.95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20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433.9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30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437.06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40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40.02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3:50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443.05</text:p>
          </table:table-cell>
          <table:table-cell office:value-type="string" calcext:value-type="string">
            <text:p>4.20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00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446.23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10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449.2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20</text:p>
          </table:table-cell>
          <table:table-cell office:value-type="string" calcext:value-type="string">
            <text:p>12.39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452.37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3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455.52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40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458.69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4:50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461.89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00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465.03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10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468.14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20</text:p>
          </table:table-cell>
          <table:table-cell office:value-type="string" calcext:value-type="string">
            <text:p>12.08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471.28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30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474.4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40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477.62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5:5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80.9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00</text:p>
          </table:table-cell>
          <table:table-cell office:value-type="string" calcext:value-type="string">
            <text:p>11.9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84.0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10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487.37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20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490.45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3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493.5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4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497.08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6:50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500.31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00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03.70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10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507.1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20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10.31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30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513.79</text:p>
          </table:table-cell>
          <table:table-cell office:value-type="string" calcext:value-type="string">
            <text:p>6.5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4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517.31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7:50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520.73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00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524.17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10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527.44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20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530.9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30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34.22</text:p>
          </table:table-cell>
          <table:table-cell office:value-type="string" calcext:value-type="string">
            <text:p>6.46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40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37.55</text:p>
          </table:table-cell>
          <table:table-cell office:value-type="string" calcext:value-type="string">
            <text:p>7.10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8:5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540.92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00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544.24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1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547.25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20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550.6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30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553.8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4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557.08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60.3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1.2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0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63.77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1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67.24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2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70.6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30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73.93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4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77.31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0:5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580.57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00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83.86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1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587.06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2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590.42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3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593.66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4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596.95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1:5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00.33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0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03.77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1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07.1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2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10.42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3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13.66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4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617.10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2:5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620.2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0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23.50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1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26.70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2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630.0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3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33.32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4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36.72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3:5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39.95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0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43.2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1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46.70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2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650.27</text:p>
          </table:table-cell>
          <table:table-cell office:value-type="string" calcext:value-type="string">
            <text:p>12.00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3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53.7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4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57.49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4:5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61.09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00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664.70</text:p>
          </table:table-cell>
          <table:table-cell office:value-type="string" calcext:value-type="string">
            <text:p>12.66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1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68.2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2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72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3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675.71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0</text:p>
          </table:table-cell>
          <table:table-cell office:value-type="string" calcext:value-type="string">
            <text:p>679.5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5:5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83.38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00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687.30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10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691.23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695.24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30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699.29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4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703.53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707.78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0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712.27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1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716.85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2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721.63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30</text:p>
          </table:table-cell>
          <table:table-cell office:value-type="string" calcext:value-type="string">
            <text:p>11.2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726.08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4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30.37</text:p>
          </table:table-cell>
          <table:table-cell office:value-type="string" calcext:value-type="string">
            <text:p>18.9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7:50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34.4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00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738.7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10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42.79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20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746.43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30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50.41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40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754.68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8:50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758.89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00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762.91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10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766.74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20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770.55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30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774.62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40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778.75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49:50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782.9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00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787.20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10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791.89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1.3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796.24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30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800.5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40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804.94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0:50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809.34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00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813.63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10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17.84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2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22.05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30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826.42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40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4.50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30.83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1:50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835.1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839.4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10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843.79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20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62</text:p>
          </table:table-cell>
          <table:table-cell office:value-type="string" calcext:value-type="string">
            <text:p>848.20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30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852.33</text:p>
          </table:table-cell>
          <table:table-cell office:value-type="string" calcext:value-type="string">
            <text:p>31.8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40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856.71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2:50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861.5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00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866.71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10</text:p>
          </table:table-cell>
          <table:table-cell office:value-type="string" calcext:value-type="string">
            <text:p>12.20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871.94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20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76.9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30</text:p>
          </table:table-cell>
          <table:table-cell office:value-type="string" calcext:value-type="string">
            <text:p>12.28</text:p>
          </table:table-cell>
          <table:table-cell office:value-type="string" calcext:value-type="string">
            <text:p>15.00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81.99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40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886.65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3:50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891.30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00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896.0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10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900.69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20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904.72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30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908.81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1.1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40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12.91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4:50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917.18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00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921.62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10</text:p>
          </table:table-cell>
          <table:table-cell office:value-type="string" calcext:value-type="string">
            <text:p>12.72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926.31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20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930.90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30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936.11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40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941.34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5:5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57</text:p>
          </table:table-cell>
          <table:table-cell office:value-type="string" calcext:value-type="string">
            <text:p>946.84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00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52.02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10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56.68</text:p>
          </table:table-cell>
          <table:table-cell office:value-type="string" calcext:value-type="string">
            <text:p>43.54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20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61.10</text:p>
          </table:table-cell>
          <table:table-cell office:value-type="string" calcext:value-type="string">
            <text:p>43.60</text:p>
          </table:table-cell>
          <table:table-cell office:value-type="string" calcext:value-type="string">
            <text:p>1.2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30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64.92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1.2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40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969.22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6:50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974.30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1.2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00</text:p>
          </table:table-cell>
          <table:table-cell office:value-type="string" calcext:value-type="string">
            <text:p>13.26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978.13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10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983.89</text:p>
          </table:table-cell>
          <table:table-cell office:value-type="string" calcext:value-type="string">
            <text:p>46.71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20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987.95</text:p>
          </table:table-cell>
          <table:table-cell office:value-type="string" calcext:value-type="string">
            <text:p>46.33</text:p>
          </table:table-cell>
          <table:table-cell office:value-type="string" calcext:value-type="string">
            <text:p>1.0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30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992.58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40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996.10</text:p>
          </table:table-cell>
          <table:table-cell office:value-type="string" calcext:value-type="string">
            <text:p>48.4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7:50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999.59</text:p>
          </table:table-cell>
          <table:table-cell office:value-type="string" calcext:value-type="string">
            <text:p>49.17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00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003.46</text:p>
          </table:table-cell>
          <table:table-cell office:value-type="string" calcext:value-type="string">
            <text:p>49.5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10</text:p>
          </table:table-cell>
          <table:table-cell office:value-type="string" calcext:value-type="string">
            <text:p>13.80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8.9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20</text:p>
          </table:table-cell>
          <table:table-cell office:value-type="string" calcext:value-type="string">
            <text:p>13.86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4.60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8.3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30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5.40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8.9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40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005.99</text:p>
          </table:table-cell>
          <table:table-cell office:value-type="string" calcext:value-type="string">
            <text:p>48.3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8:50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8.4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00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47.7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10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8.0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2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6.50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30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7.35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40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6.1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5:59:50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00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6.0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10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16.62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20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30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40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005.97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0:50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0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10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006.01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20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3.8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3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43.4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40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005.81</text:p>
          </table:table-cell>
          <table:table-cell office:value-type="string" calcext:value-type="string">
            <text:p>43.9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1:50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00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1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2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30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40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2:50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00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16.53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41.7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10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2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30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40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3:5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0.8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00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6.95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10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20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40.06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30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1005.97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40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4:50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9.7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00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1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006.02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20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30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006.00</text:p>
          </table:table-cell>
          <table:table-cell office:value-type="string" calcext:value-type="string">
            <text:p>39.6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40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05.99</text:p>
          </table:table-cell>
          <table:table-cell office:value-type="string" calcext:value-type="string">
            <text:p>39.62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5:5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00</text:p>
          </table:table-cell>
          <table:table-cell office:value-type="string" calcext:value-type="string">
            <text:p>16.97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1006.03</text:p>
          </table:table-cell>
          <table:table-cell office:value-type="string" calcext:value-type="string">
            <text:p>40.0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10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9.42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20</text:p>
          </table:table-cell>
          <table:table-cell office:value-type="string" calcext:value-type="string">
            <text:p>17.13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9.2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3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40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6:50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00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8.2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10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20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3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4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7:5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8.0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00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10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7.5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20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30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9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40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08:50</text:p>
          </table:table-cell>
          <table:table-cell office:value-type="string" calcext:value-type="string">
            <text:p>18.3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00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10</text:p>
          </table:table-cell>
          <table:table-cell office:value-type="string" calcext:value-type="string">
            <text:p>18.51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20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30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40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9:50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00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10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20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1006.01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30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4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0:50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00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10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2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30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1006.07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4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1:50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00</text:p>
          </table:table-cell>
          <table:table-cell office:value-type="string" calcext:value-type="string">
            <text:p>19.67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10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06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20</text:p>
          </table:table-cell>
          <table:table-cell office:value-type="string" calcext:value-type="string">
            <text:p>19.80</text:p>
          </table:table-cell>
          <table:table-cell office:value-type="string" calcext:value-type="string">
            <text:p>22.50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3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40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9.97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2:50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4.1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0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10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22.75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2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3.7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30</text:p>
          </table:table-cell>
          <table:table-cell office:value-type="string" calcext:value-type="string">
            <text:p>20.3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05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40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3:50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1006.08</text:p>
          </table:table-cell>
          <table:table-cell office:value-type="string" calcext:value-type="string">
            <text:p>33.3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00</text:p>
          </table:table-cell>
          <table:table-cell office:value-type="string" calcext:value-type="string">
            <text:p>20.50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10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23.00</text:p>
          </table:table-cell>
          <table:table-cell office:value-type="string" calcext:value-type="string">
            <text:p>21.28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20</text:p>
          </table:table-cell>
          <table:table-cell office:value-type="string" calcext:value-type="string">
            <text:p>20.6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30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20.7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4:50</text:p>
          </table:table-cell>
          <table:table-cell office:value-type="string" calcext:value-type="string">
            <text:p>20.7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00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10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1006.05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20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30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3.25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2.6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40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2.4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5:50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006.04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00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23.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10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20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30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1006.12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40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6:50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00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10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20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30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40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7:50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24.38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00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10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20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31.6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30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40</text:p>
          </table:table-cell>
          <table:table-cell office:value-type="string" calcext:value-type="string">
            <text:p>22.0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8:50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00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10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20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9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30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40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19:50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00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10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20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3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40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0:50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00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10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20</text:p>
          </table:table-cell>
          <table:table-cell office:value-type="string" calcext:value-type="string">
            <text:p>22.71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30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40</text:p>
          </table:table-cell>
          <table:table-cell office:value-type="string" calcext:value-type="string">
            <text:p>22.81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1:50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0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10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20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64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30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40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006.0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2:50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00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8</text:p>
          </table:table-cell>
          <table:table-cell office:value-type="string" calcext:value-type="string">
            <text:p>29.6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10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20</text:p>
          </table:table-cell>
          <table:table-cell office:value-type="string" calcext:value-type="string">
            <text:p>23.33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30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23.92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30.1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4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3:50</text:p>
          </table:table-cell>
          <table:table-cell office:value-type="string" calcext:value-type="string">
            <text:p>23.47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1006.10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00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1005.8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10</text:p>
          </table:table-cell>
          <table:table-cell office:value-type="string" calcext:value-type="string">
            <text:p>23.55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2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1006.20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30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26.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40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4:5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1006.22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00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4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10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1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20</text:p>
          </table:table-cell>
          <table:table-cell office:value-type="string" calcext:value-type="string">
            <text:p>23.8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30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4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5:50</text:p>
          </table:table-cell>
          <table:table-cell office:value-type="string" calcext:value-type="string">
            <text:p>23.9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006.15</text:p>
          </table:table-cell>
          <table:table-cell office:value-type="string" calcext:value-type="string">
            <text:p>29.27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00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1006.17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10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20</text:p>
          </table:table-cell>
          <table:table-cell office:value-type="string" calcext:value-type="string">
            <text:p>24.04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23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3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6.50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40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6:50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00</text:p>
          </table:table-cell>
          <table:table-cell office:value-type="string" calcext:value-type="string">
            <text:p>24.20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10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1006.22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20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30</text:p>
          </table:table-cell>
          <table:table-cell office:value-type="string" calcext:value-type="string">
            <text:p>24.4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40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1006.32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7:50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00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1006.35</text:p>
          </table:table-cell>
          <table:table-cell office:value-type="string" calcext:value-type="string">
            <text:p>28.53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10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5.14</text:p>
          </table:table-cell>
          <table:table-cell office:value-type="string" calcext:value-type="string">
            <text:p>1006.26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0.9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20</text:p>
          </table:table-cell>
          <table:table-cell office:value-type="string" calcext:value-type="string">
            <text:p>24.67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30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1006.1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40</text:p>
          </table:table-cell>
          <table:table-cell office:value-type="string" calcext:value-type="string">
            <text:p>24.7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8:50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1006.30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00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8.30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10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1006.26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20</text:p>
          </table:table-cell>
          <table:table-cell office:value-type="string" calcext:value-type="string">
            <text:p>24.98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30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1006.32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40</text:p>
          </table:table-cell>
          <table:table-cell office:value-type="string" calcext:value-type="string">
            <text:p>25.07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29:50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00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10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1006.3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20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30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1006.27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40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0:50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1006.33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00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1.1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10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1006.28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20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006.25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30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40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1:50</text:p>
          </table:table-cell>
          <table:table-cell office:value-type="string" calcext:value-type="string">
            <text:p>25.55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00</text:p>
          </table:table-cell>
          <table:table-cell office:value-type="string" calcext:value-type="string">
            <text:p>25.6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08</text:p>
          </table:table-cell>
          <table:table-cell office:value-type="string" calcext:value-type="string">
            <text:p>1006.5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10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06.59</text:p>
          </table:table-cell>
          <table:table-cell office:value-type="string" calcext:value-type="string">
            <text:p>27.08</text:p>
          </table:table-cell>
          <table:table-cell office:value-type="string" calcext:value-type="string">
            <text:p>1.0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20</text:p>
          </table:table-cell>
          <table:table-cell office:value-type="string" calcext:value-type="string">
            <text:p>25.70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30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40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2:50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00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9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10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20</text:p>
          </table:table-cell>
          <table:table-cell office:value-type="string" calcext:value-type="string">
            <text:p>25.90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30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40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00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9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10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20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82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30</text:p>
          </table:table-cell>
          <table:table-cell office:value-type="string" calcext:value-type="string">
            <text:p>26.07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40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2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4:50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006.70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00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7.2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10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006.67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20</text:p>
          </table:table-cell>
          <table:table-cell office:value-type="string" calcext:value-type="string">
            <text:p>26.17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30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76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40</text:p>
          </table:table-cell>
          <table:table-cell office:value-type="string" calcext:value-type="string">
            <text:p>26.20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5:50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73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00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6.70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10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1.0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2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1.0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30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5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40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6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1.0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6:50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00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7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10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74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9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2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88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0.9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3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77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1.2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40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06.66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1.3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7:50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53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1.0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00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47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0.8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10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34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.4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2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1006.24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7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30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21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7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4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8:50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19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8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00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1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7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10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1006.30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1.3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20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1006.29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1.3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30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06.37</text:p>
          </table:table-cell>
          <table:table-cell office:value-type="string" calcext:value-type="string">
            <text:p>28.60</text:p>
          </table:table-cell>
          <table:table-cell office:value-type="string" calcext:value-type="string">
            <text:p>1.2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40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60</text:p>
          </table:table-cell>
          <table:table-cell office:value-type="string" calcext:value-type="string">
            <text:p>1006.34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.2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39:50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8.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1006.45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1.1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0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006.57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1.2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10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8.12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1006.48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1.16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2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1006.56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7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3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1006.61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1.1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40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1006.68</text:p>
          </table:table-cell>
          <table:table-cell office:value-type="string" calcext:value-type="string">
            <text:p>28.73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0:50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28.50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1006.60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1.12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00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1.13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10</text:p>
          </table:table-cell>
          <table:table-cell office:value-type="string" calcext:value-type="string">
            <text:p>26.90</text:p>
          </table:table-cell>
          <table:table-cell office:value-type="string" calcext:value-type="string">
            <text:p>28.75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006.6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1.15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2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30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40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006.57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1.1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1:5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1006.70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8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00</text:p>
          </table:table-cell>
          <table:table-cell office:value-type="string" calcext:value-type="string">
            <text:p>27.30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006.6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.08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10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1006.58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.00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20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1006.64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30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1006.62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0.74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40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1006.65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0.79</text:p>
          </table:table-cell>
          <table:table-cell table:number-columns-repeated="4"/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string" calcext:value-type="string">
            <text:p>16:42:50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1006.61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78</text:p>
          </table:table-cell>
          <table:table-cell table:number-columns-repeated="4"/>
        </table:table-row>
      </table:table>
      <table:table table:name="Accélération" table:style-name="ta1">
        <table:shapes>
          <draw:frame draw:z-index="0" draw:style-name="gr1" draw:text-style-name="P1" svg:width="16.007cm" svg:height="8.998cm" svg:x="7.37cm" svg:y="209.488cm">
            <draw:object draw:notify-on-update-of-ranges="Accélération.A426:Accélération.A491 Accélération.B426:Accélération.B4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number-columns-repeated="16380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MPU</text:p>
          </table:table-cell>
          <table:table-cell office:value-type="string" calcext:value-type="string">
            <text:p>L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4:10</text:p>
          </table:table-cell>
          <table:table-cell table:formula="of:=[.C2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4:20</text:p>
          </table:table-cell>
          <table:table-cell table:formula="of:=[.C3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4:30</text:p>
          </table:table-cell>
          <table:table-cell table:formula="of:=[.C4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4:40</text:p>
          </table:table-cell>
          <table:table-cell table:formula="of:=[.C5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4:50</text:p>
          </table:table-cell>
          <table:table-cell table:formula="of:=[.C6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00</text:p>
          </table:table-cell>
          <table:table-cell table:formula="of:=[.C7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10</text:p>
          </table:table-cell>
          <table:table-cell table:formula="of:=[.C8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20</text:p>
          </table:table-cell>
          <table:table-cell table:formula="of:=[.C9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30</text:p>
          </table:table-cell>
          <table:table-cell table:formula="of:=[.C10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40</text:p>
          </table:table-cell>
          <table:table-cell table:formula="of:=[.C11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5:50</text:p>
          </table:table-cell>
          <table:table-cell table:formula="of:=[.C12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00</text:p>
          </table:table-cell>
          <table:table-cell table:formula="of:=[.C13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10</text:p>
          </table:table-cell>
          <table:table-cell table:formula="of:=[.C14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20</text:p>
          </table:table-cell>
          <table:table-cell table:formula="of:=[.C15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30</text:p>
          </table:table-cell>
          <table:table-cell table:formula="of:=[.C16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40</text:p>
          </table:table-cell>
          <table:table-cell table:formula="of:=[.C17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6:50</text:p>
          </table:table-cell>
          <table:table-cell table:formula="of:=[.C18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00</text:p>
          </table:table-cell>
          <table:table-cell table:formula="of:=[.C19]-0.12" office:value-type="float" office:value="1.31" calcext:value-type="float">
            <text:p>1,31</text:p>
          </table:table-cell>
          <table:table-cell office:value-type="float" office:value="1.43" calcext:value-type="float">
            <text:p>1,4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10</text:p>
          </table:table-cell>
          <table:table-cell table:formula="of:=[.C20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20</text:p>
          </table:table-cell>
          <table:table-cell table:formula="of:=[.C21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30</text:p>
          </table:table-cell>
          <table:table-cell table:formula="of:=[.C22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40</text:p>
          </table:table-cell>
          <table:table-cell table:formula="of:=[.C23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7:50</text:p>
          </table:table-cell>
          <table:table-cell table:formula="of:=[.C24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00</text:p>
          </table:table-cell>
          <table:table-cell table:formula="of:=[.C25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10</text:p>
          </table:table-cell>
          <table:table-cell table:formula="of:=[.C26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20</text:p>
          </table:table-cell>
          <table:table-cell table:formula="of:=[.C27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30</text:p>
          </table:table-cell>
          <table:table-cell table:formula="of:=[.C28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40</text:p>
          </table:table-cell>
          <table:table-cell table:formula="of:=[.C29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8:50</text:p>
          </table:table-cell>
          <table:table-cell table:formula="of:=[.C30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00</text:p>
          </table:table-cell>
          <table:table-cell table:formula="of:=[.C31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10</text:p>
          </table:table-cell>
          <table:table-cell table:formula="of:=[.C32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20</text:p>
          </table:table-cell>
          <table:table-cell table:formula="of:=[.C33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30</text:p>
          </table:table-cell>
          <table:table-cell table:formula="of:=[.C34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40</text:p>
          </table:table-cell>
          <table:table-cell table:formula="of:=[.C35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49:50</text:p>
          </table:table-cell>
          <table:table-cell table:formula="of:=[.C36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00</text:p>
          </table:table-cell>
          <table:table-cell table:formula="of:=[.C37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10</text:p>
          </table:table-cell>
          <table:table-cell table:formula="of:=[.C38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20</text:p>
          </table:table-cell>
          <table:table-cell table:formula="of:=[.C39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30</text:p>
          </table:table-cell>
          <table:table-cell table:formula="of:=[.C40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40</text:p>
          </table:table-cell>
          <table:table-cell table:formula="of:=[.C41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0:50</text:p>
          </table:table-cell>
          <table:table-cell table:formula="of:=[.C42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00</text:p>
          </table:table-cell>
          <table:table-cell table:formula="of:=[.C43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10</text:p>
          </table:table-cell>
          <table:table-cell table:formula="of:=[.C44]-0.12" office:value-type="float" office:value="1.36" calcext:value-type="float">
            <text:p>1,36</text:p>
          </table:table-cell>
          <table:table-cell office:value-type="float" office:value="1.48" calcext:value-type="float">
            <text:p>1,4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20</text:p>
          </table:table-cell>
          <table:table-cell table:formula="of:=[.C45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30</text:p>
          </table:table-cell>
          <table:table-cell table:formula="of:=[.C46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40</text:p>
          </table:table-cell>
          <table:table-cell table:formula="of:=[.C47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1:50</text:p>
          </table:table-cell>
          <table:table-cell table:formula="of:=[.C48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00</text:p>
          </table:table-cell>
          <table:table-cell table:formula="of:=[.C49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10</text:p>
          </table:table-cell>
          <table:table-cell table:formula="of:=[.C50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20</text:p>
          </table:table-cell>
          <table:table-cell table:formula="of:=[.C51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30</text:p>
          </table:table-cell>
          <table:table-cell table:formula="of:=[.C52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40</text:p>
          </table:table-cell>
          <table:table-cell table:formula="of:=[.C53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2:50</text:p>
          </table:table-cell>
          <table:table-cell table:formula="of:=[.C5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00</text:p>
          </table:table-cell>
          <table:table-cell table:formula="of:=[.C55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10</text:p>
          </table:table-cell>
          <table:table-cell table:formula="of:=[.C56]-0.12"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20</text:p>
          </table:table-cell>
          <table:table-cell table:formula="of:=[.C57]-0.12" office:value-type="float" office:value="0.84" calcext:value-type="float">
            <text:p>0,84</text:p>
          </table:table-cell>
          <table:table-cell office:value-type="float" office:value="0.96" calcext:value-type="float">
            <text:p>0,9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30</text:p>
          </table:table-cell>
          <table:table-cell table:formula="of:=[.C58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40</text:p>
          </table:table-cell>
          <table:table-cell table:formula="of:=[.C59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3:50</text:p>
          </table:table-cell>
          <table:table-cell table:formula="of:=[.C6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00</text:p>
          </table:table-cell>
          <table:table-cell table:formula="of:=[.C61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10</text:p>
          </table:table-cell>
          <table:table-cell table:formula="of:=[.C62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20</text:p>
          </table:table-cell>
          <table:table-cell table:formula="of:=[.C63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30</text:p>
          </table:table-cell>
          <table:table-cell table:formula="of:=[.C64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40</text:p>
          </table:table-cell>
          <table:table-cell table:formula="of:=[.C65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4:50</text:p>
          </table:table-cell>
          <table:table-cell table:formula="of:=[.C66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00</text:p>
          </table:table-cell>
          <table:table-cell table:formula="of:=[.C67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10</text:p>
          </table:table-cell>
          <table:table-cell table:formula="of:=[.C68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20</text:p>
          </table:table-cell>
          <table:table-cell table:formula="of:=[.C69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30</text:p>
          </table:table-cell>
          <table:table-cell table:formula="of:=[.C70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40</text:p>
          </table:table-cell>
          <table:table-cell table:formula="of:=[.C71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5:50</text:p>
          </table:table-cell>
          <table:table-cell table:formula="of:=[.C72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00</text:p>
          </table:table-cell>
          <table:table-cell table:formula="of:=[.C73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10</text:p>
          </table:table-cell>
          <table:table-cell table:formula="of:=[.C74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20</text:p>
          </table:table-cell>
          <table:table-cell table:formula="of:=[.C75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30</text:p>
          </table:table-cell>
          <table:table-cell table:formula="of:=[.C76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40</text:p>
          </table:table-cell>
          <table:table-cell table:formula="of:=[.C77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6:50</text:p>
          </table:table-cell>
          <table:table-cell table:formula="of:=[.C78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00</text:p>
          </table:table-cell>
          <table:table-cell table:formula="of:=[.C79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10</text:p>
          </table:table-cell>
          <table:table-cell table:formula="of:=[.C80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20</text:p>
          </table:table-cell>
          <table:table-cell table:formula="of:=[.C81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30</text:p>
          </table:table-cell>
          <table:table-cell table:formula="of:=[.C82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40</text:p>
          </table:table-cell>
          <table:table-cell table:formula="of:=[.C83]-0.12" office:value-type="float" office:value="0.87" calcext:value-type="float">
            <text:p>0,87</text:p>
          </table:table-cell>
          <table:table-cell office:value-type="float" office:value="0.99" calcext:value-type="float">
            <text:p>0,9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7:50</text:p>
          </table:table-cell>
          <table:table-cell table:formula="of:=[.C84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00</text:p>
          </table:table-cell>
          <table:table-cell table:formula="of:=[.C85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10</text:p>
          </table:table-cell>
          <table:table-cell table:formula="of:=[.C86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20</text:p>
          </table:table-cell>
          <table:table-cell table:formula="of:=[.C87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30</text:p>
          </table:table-cell>
          <table:table-cell table:formula="of:=[.C88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40</text:p>
          </table:table-cell>
          <table:table-cell table:formula="of:=[.C89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8:50</text:p>
          </table:table-cell>
          <table:table-cell table:formula="of:=[.C90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00</text:p>
          </table:table-cell>
          <table:table-cell table:formula="of:=[.C91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10</text:p>
          </table:table-cell>
          <table:table-cell table:formula="of:=[.C92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20</text:p>
          </table:table-cell>
          <table:table-cell table:formula="of:=[.C93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30</text:p>
          </table:table-cell>
          <table:table-cell table:formula="of:=[.C94]-0.12"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40</text:p>
          </table:table-cell>
          <table:table-cell table:formula="of:=[.C95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:59:50</text:p>
          </table:table-cell>
          <table:table-cell table:formula="of:=[.C96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00</text:p>
          </table:table-cell>
          <table:table-cell table:formula="of:=[.C97]-0.12"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10</text:p>
          </table:table-cell>
          <table:table-cell table:formula="of:=[.C98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20</text:p>
          </table:table-cell>
          <table:table-cell table:formula="of:=[.C99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30</text:p>
          </table:table-cell>
          <table:table-cell table:formula="of:=[.C100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40</text:p>
          </table:table-cell>
          <table:table-cell table:formula="of:=[.C101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0:50</text:p>
          </table:table-cell>
          <table:table-cell table:formula="of:=[.C102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00</text:p>
          </table:table-cell>
          <table:table-cell table:formula="of:=[.C103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10</text:p>
          </table:table-cell>
          <table:table-cell table:formula="of:=[.C104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20</text:p>
          </table:table-cell>
          <table:table-cell table:formula="of:=[.C105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30</text:p>
          </table:table-cell>
          <table:table-cell table:formula="of:=[.C106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40</text:p>
          </table:table-cell>
          <table:table-cell table:formula="of:=[.C107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1:50</text:p>
          </table:table-cell>
          <table:table-cell table:formula="of:=[.C10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00</text:p>
          </table:table-cell>
          <table:table-cell table:formula="of:=[.C109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10</text:p>
          </table:table-cell>
          <table:table-cell table:formula="of:=[.C110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20</text:p>
          </table:table-cell>
          <table:table-cell table:formula="of:=[.C111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30</text:p>
          </table:table-cell>
          <table:table-cell table:formula="of:=[.C112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40</text:p>
          </table:table-cell>
          <table:table-cell table:formula="of:=[.C113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2:50</text:p>
          </table:table-cell>
          <table:table-cell table:formula="of:=[.C114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00</text:p>
          </table:table-cell>
          <table:table-cell table:formula="of:=[.C115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10</text:p>
          </table:table-cell>
          <table:table-cell table:formula="of:=[.C116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20</text:p>
          </table:table-cell>
          <table:table-cell table:formula="of:=[.C117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30</text:p>
          </table:table-cell>
          <table:table-cell table:formula="of:=[.C118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40</text:p>
          </table:table-cell>
          <table:table-cell table:formula="of:=[.C119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3:50</text:p>
          </table:table-cell>
          <table:table-cell table:formula="of:=[.C120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00</text:p>
          </table:table-cell>
          <table:table-cell table:formula="of:=[.C121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10</text:p>
          </table:table-cell>
          <table:table-cell table:formula="of:=[.C122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20</text:p>
          </table:table-cell>
          <table:table-cell table:formula="of:=[.C123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30</text:p>
          </table:table-cell>
          <table:table-cell table:formula="of:=[.C124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40</text:p>
          </table:table-cell>
          <table:table-cell table:formula="of:=[.C125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4:50</text:p>
          </table:table-cell>
          <table:table-cell table:formula="of:=[.C126]-0.12" office:value-type="float" office:value="0.84" calcext:value-type="float">
            <text:p>0,84</text:p>
          </table:table-cell>
          <table:table-cell office:value-type="float" office:value="0.96" calcext:value-type="float">
            <text:p>0,9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00</text:p>
          </table:table-cell>
          <table:table-cell table:formula="of:=[.C127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10</text:p>
          </table:table-cell>
          <table:table-cell table:formula="of:=[.C12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20</text:p>
          </table:table-cell>
          <table:table-cell table:formula="of:=[.C129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30</text:p>
          </table:table-cell>
          <table:table-cell table:formula="of:=[.C130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40</text:p>
          </table:table-cell>
          <table:table-cell table:formula="of:=[.C131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5:50</text:p>
          </table:table-cell>
          <table:table-cell table:formula="of:=[.C132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00</text:p>
          </table:table-cell>
          <table:table-cell table:formula="of:=[.C133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10</text:p>
          </table:table-cell>
          <table:table-cell table:formula="of:=[.C134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20</text:p>
          </table:table-cell>
          <table:table-cell table:formula="of:=[.C135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30</text:p>
          </table:table-cell>
          <table:table-cell table:formula="of:=[.C136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40</text:p>
          </table:table-cell>
          <table:table-cell table:formula="of:=[.C137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6:50</text:p>
          </table:table-cell>
          <table:table-cell table:formula="of:=[.C138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00</text:p>
          </table:table-cell>
          <table:table-cell table:formula="of:=[.C139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10</text:p>
          </table:table-cell>
          <table:table-cell table:formula="of:=[.C14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20</text:p>
          </table:table-cell>
          <table:table-cell table:formula="of:=[.C141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30</text:p>
          </table:table-cell>
          <table:table-cell table:formula="of:=[.C142]-0.12"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40</text:p>
          </table:table-cell>
          <table:table-cell table:formula="of:=[.C143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7:50</text:p>
          </table:table-cell>
          <table:table-cell table:formula="of:=[.C144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00</text:p>
          </table:table-cell>
          <table:table-cell table:formula="of:=[.C145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10</text:p>
          </table:table-cell>
          <table:table-cell table:formula="of:=[.C146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20</text:p>
          </table:table-cell>
          <table:table-cell table:formula="of:=[.C147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30</text:p>
          </table:table-cell>
          <table:table-cell table:formula="of:=[.C148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40</text:p>
          </table:table-cell>
          <table:table-cell table:formula="of:=[.C149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08:50</text:p>
          </table:table-cell>
          <table:table-cell table:formula="of:=[.C150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00</text:p>
          </table:table-cell>
          <table:table-cell table:formula="of:=[.C151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10</text:p>
          </table:table-cell>
          <table:table-cell table:formula="of:=[.C152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20</text:p>
          </table:table-cell>
          <table:table-cell table:formula="of:=[.C153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30</text:p>
          </table:table-cell>
          <table:table-cell table:formula="of:=[.C154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40</text:p>
          </table:table-cell>
          <table:table-cell table:formula="of:=[.C155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9:50</text:p>
          </table:table-cell>
          <table:table-cell table:formula="of:=[.C156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00</text:p>
          </table:table-cell>
          <table:table-cell table:formula="of:=[.C157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10</text:p>
          </table:table-cell>
          <table:table-cell table:formula="of:=[.C158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20</text:p>
          </table:table-cell>
          <table:table-cell table:formula="of:=[.C159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30</text:p>
          </table:table-cell>
          <table:table-cell table:formula="of:=[.C160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40</text:p>
          </table:table-cell>
          <table:table-cell table:formula="of:=[.C161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0:50</text:p>
          </table:table-cell>
          <table:table-cell table:formula="of:=[.C16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00</text:p>
          </table:table-cell>
          <table:table-cell table:formula="of:=[.C163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10</text:p>
          </table:table-cell>
          <table:table-cell table:formula="of:=[.C164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20</text:p>
          </table:table-cell>
          <table:table-cell table:formula="of:=[.C165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30</text:p>
          </table:table-cell>
          <table:table-cell table:formula="of:=[.C166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40</text:p>
          </table:table-cell>
          <table:table-cell table:formula="of:=[.C167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1:50</text:p>
          </table:table-cell>
          <table:table-cell table:formula="of:=[.C168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00</text:p>
          </table:table-cell>
          <table:table-cell table:formula="of:=[.C169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10</text:p>
          </table:table-cell>
          <table:table-cell table:formula="of:=[.C170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20</text:p>
          </table:table-cell>
          <table:table-cell table:formula="of:=[.C171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30</text:p>
          </table:table-cell>
          <table:table-cell table:formula="of:=[.C172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40</text:p>
          </table:table-cell>
          <table:table-cell table:formula="of:=[.C173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2:50</text:p>
          </table:table-cell>
          <table:table-cell table:formula="of:=[.C174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00</text:p>
          </table:table-cell>
          <table:table-cell table:formula="of:=[.C175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10</text:p>
          </table:table-cell>
          <table:table-cell table:formula="of:=[.C176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20</text:p>
          </table:table-cell>
          <table:table-cell table:formula="of:=[.C177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30</text:p>
          </table:table-cell>
          <table:table-cell table:formula="of:=[.C178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40</text:p>
          </table:table-cell>
          <table:table-cell table:formula="of:=[.C179]-0.12"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3:50</text:p>
          </table:table-cell>
          <table:table-cell table:formula="of:=[.C180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00</text:p>
          </table:table-cell>
          <table:table-cell table:formula="of:=[.C181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10</text:p>
          </table:table-cell>
          <table:table-cell table:formula="of:=[.C182]-0.12" office:value-type="float" office:value="0.82" calcext:value-type="float">
            <text:p>0,82</text:p>
          </table:table-cell>
          <table:table-cell office:value-type="float" office:value="0.94" calcext:value-type="float">
            <text:p>0,9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20</text:p>
          </table:table-cell>
          <table:table-cell table:formula="of:=[.C183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30</text:p>
          </table:table-cell>
          <table:table-cell table:formula="of:=[.C184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40</text:p>
          </table:table-cell>
          <table:table-cell table:formula="of:=[.C185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4:50</text:p>
          </table:table-cell>
          <table:table-cell table:formula="of:=[.C186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00</text:p>
          </table:table-cell>
          <table:table-cell table:formula="of:=[.C187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10</text:p>
          </table:table-cell>
          <table:table-cell table:formula="of:=[.C188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20</text:p>
          </table:table-cell>
          <table:table-cell table:formula="of:=[.C189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30</text:p>
          </table:table-cell>
          <table:table-cell table:formula="of:=[.C190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40</text:p>
          </table:table-cell>
          <table:table-cell table:formula="of:=[.C191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5:50</text:p>
          </table:table-cell>
          <table:table-cell table:formula="of:=[.C192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00</text:p>
          </table:table-cell>
          <table:table-cell table:formula="of:=[.C193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10</text:p>
          </table:table-cell>
          <table:table-cell table:formula="of:=[.C194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20</text:p>
          </table:table-cell>
          <table:table-cell table:formula="of:=[.C195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30</text:p>
          </table:table-cell>
          <table:table-cell table:formula="of:=[.C196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40</text:p>
          </table:table-cell>
          <table:table-cell table:formula="of:=[.C197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6:50</text:p>
          </table:table-cell>
          <table:table-cell table:formula="of:=[.C19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00</text:p>
          </table:table-cell>
          <table:table-cell table:formula="of:=[.C199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10</text:p>
          </table:table-cell>
          <table:table-cell table:formula="of:=[.C200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20</text:p>
          </table:table-cell>
          <table:table-cell table:formula="of:=[.C201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30</text:p>
          </table:table-cell>
          <table:table-cell table:formula="of:=[.C202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40</text:p>
          </table:table-cell>
          <table:table-cell table:formula="of:=[.C203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7:50</text:p>
          </table:table-cell>
          <table:table-cell table:formula="of:=[.C204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00</text:p>
          </table:table-cell>
          <table:table-cell table:formula="of:=[.C205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10</text:p>
          </table:table-cell>
          <table:table-cell table:formula="of:=[.C206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20</text:p>
          </table:table-cell>
          <table:table-cell table:formula="of:=[.C207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30</text:p>
          </table:table-cell>
          <table:table-cell table:formula="of:=[.C208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40</text:p>
          </table:table-cell>
          <table:table-cell table:formula="of:=[.C209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8:50</text:p>
          </table:table-cell>
          <table:table-cell table:formula="of:=[.C210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00</text:p>
          </table:table-cell>
          <table:table-cell table:formula="of:=[.C211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10</text:p>
          </table:table-cell>
          <table:table-cell table:formula="of:=[.C21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20</text:p>
          </table:table-cell>
          <table:table-cell table:formula="of:=[.C213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30</text:p>
          </table:table-cell>
          <table:table-cell table:formula="of:=[.C214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40</text:p>
          </table:table-cell>
          <table:table-cell table:formula="of:=[.C215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19:50</text:p>
          </table:table-cell>
          <table:table-cell table:formula="of:=[.C216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00</text:p>
          </table:table-cell>
          <table:table-cell table:formula="of:=[.C217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10</text:p>
          </table:table-cell>
          <table:table-cell table:formula="of:=[.C218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20</text:p>
          </table:table-cell>
          <table:table-cell table:formula="of:=[.C219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30</text:p>
          </table:table-cell>
          <table:table-cell table:formula="of:=[.C220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40</text:p>
          </table:table-cell>
          <table:table-cell table:formula="of:=[.C221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0:50</text:p>
          </table:table-cell>
          <table:table-cell table:formula="of:=[.C222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00</text:p>
          </table:table-cell>
          <table:table-cell table:formula="of:=[.C223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10</text:p>
          </table:table-cell>
          <table:table-cell table:formula="of:=[.C224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20</text:p>
          </table:table-cell>
          <table:table-cell table:formula="of:=[.C225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30</text:p>
          </table:table-cell>
          <table:table-cell table:formula="of:=[.C226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40</text:p>
          </table:table-cell>
          <table:table-cell table:formula="of:=[.C227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1:50</text:p>
          </table:table-cell>
          <table:table-cell table:formula="of:=[.C228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00</text:p>
          </table:table-cell>
          <table:table-cell table:formula="of:=[.C229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10</text:p>
          </table:table-cell>
          <table:table-cell table:formula="of:=[.C23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20</text:p>
          </table:table-cell>
          <table:table-cell table:formula="of:=[.C231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30</text:p>
          </table:table-cell>
          <table:table-cell table:formula="of:=[.C23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40</text:p>
          </table:table-cell>
          <table:table-cell table:formula="of:=[.C233]-0.12"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2:50</text:p>
          </table:table-cell>
          <table:table-cell table:formula="of:=[.C234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00</text:p>
          </table:table-cell>
          <table:table-cell table:formula="of:=[.C235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10</text:p>
          </table:table-cell>
          <table:table-cell table:formula="of:=[.C236]-0.12"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20</text:p>
          </table:table-cell>
          <table:table-cell table:formula="of:=[.C237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30</text:p>
          </table:table-cell>
          <table:table-cell table:formula="of:=[.C238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40</text:p>
          </table:table-cell>
          <table:table-cell table:formula="of:=[.C239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3:50</text:p>
          </table:table-cell>
          <table:table-cell table:formula="of:=[.C240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00</text:p>
          </table:table-cell>
          <table:table-cell table:formula="of:=[.C241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10</text:p>
          </table:table-cell>
          <table:table-cell table:formula="of:=[.C242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20</text:p>
          </table:table-cell>
          <table:table-cell table:formula="of:=[.C243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30</text:p>
          </table:table-cell>
          <table:table-cell table:formula="of:=[.C244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40</text:p>
          </table:table-cell>
          <table:table-cell table:formula="of:=[.C245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4:50</text:p>
          </table:table-cell>
          <table:table-cell table:formula="of:=[.C246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00</text:p>
          </table:table-cell>
          <table:table-cell table:formula="of:=[.C247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10</text:p>
          </table:table-cell>
          <table:table-cell table:formula="of:=[.C248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20</text:p>
          </table:table-cell>
          <table:table-cell table:formula="of:=[.C249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30</text:p>
          </table:table-cell>
          <table:table-cell table:formula="of:=[.C250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40</text:p>
          </table:table-cell>
          <table:table-cell table:formula="of:=[.C251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5:50</text:p>
          </table:table-cell>
          <table:table-cell table:formula="of:=[.C25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00</text:p>
          </table:table-cell>
          <table:table-cell table:formula="of:=[.C253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10</text:p>
          </table:table-cell>
          <table:table-cell table:formula="of:=[.C254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20</text:p>
          </table:table-cell>
          <table:table-cell table:formula="of:=[.C255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30</text:p>
          </table:table-cell>
          <table:table-cell table:formula="of:=[.C256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40</text:p>
          </table:table-cell>
          <table:table-cell table:formula="of:=[.C257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6:50</text:p>
          </table:table-cell>
          <table:table-cell table:formula="of:=[.C258]-0.12"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00</text:p>
          </table:table-cell>
          <table:table-cell table:formula="of:=[.C259]-0.12" office:value-type="float" office:value="1.23" calcext:value-type="float">
            <text:p>1,23</text:p>
          </table:table-cell>
          <table:table-cell office:value-type="float" office:value="1.35" calcext:value-type="float">
            <text:p>1,3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10</text:p>
          </table:table-cell>
          <table:table-cell table:formula="of:=[.C260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20</text:p>
          </table:table-cell>
          <table:table-cell table:formula="of:=[.C261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30</text:p>
          </table:table-cell>
          <table:table-cell table:formula="of:=[.C262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40</text:p>
          </table:table-cell>
          <table:table-cell table:formula="of:=[.C263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7:50</text:p>
          </table:table-cell>
          <table:table-cell table:formula="of:=[.C264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00</text:p>
          </table:table-cell>
          <table:table-cell table:formula="of:=[.C265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10</text:p>
          </table:table-cell>
          <table:table-cell table:formula="of:=[.C266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20</text:p>
          </table:table-cell>
          <table:table-cell table:formula="of:=[.C267]-0.12"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30</text:p>
          </table:table-cell>
          <table:table-cell table:formula="of:=[.C268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40</text:p>
          </table:table-cell>
          <table:table-cell table:formula="of:=[.C269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8:50</text:p>
          </table:table-cell>
          <table:table-cell table:formula="of:=[.C270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00</text:p>
          </table:table-cell>
          <table:table-cell table:formula="of:=[.C271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10</text:p>
          </table:table-cell>
          <table:table-cell table:formula="of:=[.C272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20</text:p>
          </table:table-cell>
          <table:table-cell table:formula="of:=[.C273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30</text:p>
          </table:table-cell>
          <table:table-cell table:formula="of:=[.C274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40</text:p>
          </table:table-cell>
          <table:table-cell table:formula="of:=[.C275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29:50</text:p>
          </table:table-cell>
          <table:table-cell table:formula="of:=[.C276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00</text:p>
          </table:table-cell>
          <table:table-cell table:formula="of:=[.C277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10</text:p>
          </table:table-cell>
          <table:table-cell table:formula="of:=[.C278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20</text:p>
          </table:table-cell>
          <table:table-cell table:formula="of:=[.C279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30</text:p>
          </table:table-cell>
          <table:table-cell table:formula="of:=[.C28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40</text:p>
          </table:table-cell>
          <table:table-cell table:formula="of:=[.C281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0:50</text:p>
          </table:table-cell>
          <table:table-cell table:formula="of:=[.C282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00</text:p>
          </table:table-cell>
          <table:table-cell table:formula="of:=[.C283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10</text:p>
          </table:table-cell>
          <table:table-cell table:formula="of:=[.C284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20</text:p>
          </table:table-cell>
          <table:table-cell table:formula="of:=[.C285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30</text:p>
          </table:table-cell>
          <table:table-cell table:formula="of:=[.C286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40</text:p>
          </table:table-cell>
          <table:table-cell table:formula="of:=[.C287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1:50</text:p>
          </table:table-cell>
          <table:table-cell table:formula="of:=[.C288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00</text:p>
          </table:table-cell>
          <table:table-cell table:formula="of:=[.C289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10</text:p>
          </table:table-cell>
          <table:table-cell table:formula="of:=[.C290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20</text:p>
          </table:table-cell>
          <table:table-cell table:formula="of:=[.C291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30</text:p>
          </table:table-cell>
          <table:table-cell table:formula="of:=[.C292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40</text:p>
          </table:table-cell>
          <table:table-cell table:formula="of:=[.C293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2:50</text:p>
          </table:table-cell>
          <table:table-cell table:formula="of:=[.C294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00</text:p>
          </table:table-cell>
          <table:table-cell table:formula="of:=[.C295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10</text:p>
          </table:table-cell>
          <table:table-cell table:formula="of:=[.C296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20</text:p>
          </table:table-cell>
          <table:table-cell table:formula="of:=[.C297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30</text:p>
          </table:table-cell>
          <table:table-cell table:formula="of:=[.C298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40</text:p>
          </table:table-cell>
          <table:table-cell table:formula="of:=[.C299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3:50</text:p>
          </table:table-cell>
          <table:table-cell table:formula="of:=[.C300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00</text:p>
          </table:table-cell>
          <table:table-cell table:formula="of:=[.C301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10</text:p>
          </table:table-cell>
          <table:table-cell table:formula="of:=[.C302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20</text:p>
          </table:table-cell>
          <table:table-cell table:formula="of:=[.C303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30</text:p>
          </table:table-cell>
          <table:table-cell table:formula="of:=[.C30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40</text:p>
          </table:table-cell>
          <table:table-cell table:formula="of:=[.C305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4:50</text:p>
          </table:table-cell>
          <table:table-cell table:formula="of:=[.C306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00</text:p>
          </table:table-cell>
          <table:table-cell table:formula="of:=[.C307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10</text:p>
          </table:table-cell>
          <table:table-cell table:formula="of:=[.C308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20</text:p>
          </table:table-cell>
          <table:table-cell table:formula="of:=[.C309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30</text:p>
          </table:table-cell>
          <table:table-cell table:formula="of:=[.C310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40</text:p>
          </table:table-cell>
          <table:table-cell table:formula="of:=[.C311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5:50</text:p>
          </table:table-cell>
          <table:table-cell table:formula="of:=[.C312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00</text:p>
          </table:table-cell>
          <table:table-cell table:formula="of:=[.C313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10</text:p>
          </table:table-cell>
          <table:table-cell table:formula="of:=[.C314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20</text:p>
          </table:table-cell>
          <table:table-cell table:formula="of:=[.C315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30</text:p>
          </table:table-cell>
          <table:table-cell table:formula="of:=[.C316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40</text:p>
          </table:table-cell>
          <table:table-cell table:formula="of:=[.C317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6:50</text:p>
          </table:table-cell>
          <table:table-cell table:formula="of:=[.C318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00</text:p>
          </table:table-cell>
          <table:table-cell table:formula="of:=[.C319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10</text:p>
          </table:table-cell>
          <table:table-cell table:formula="of:=[.C320]-0.12" office:value-type="float" office:value="1.23" calcext:value-type="float">
            <text:p>1,23</text:p>
          </table:table-cell>
          <table:table-cell office:value-type="float" office:value="1.35" calcext:value-type="float">
            <text:p>1,3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20</text:p>
          </table:table-cell>
          <table:table-cell table:formula="of:=[.C321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30</text:p>
          </table:table-cell>
          <table:table-cell table:formula="of:=[.C322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40</text:p>
          </table:table-cell>
          <table:table-cell table:formula="of:=[.C323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7:50</text:p>
          </table:table-cell>
          <table:table-cell table:formula="of:=[.C324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00</text:p>
          </table:table-cell>
          <table:table-cell table:formula="of:=[.C325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10</text:p>
          </table:table-cell>
          <table:table-cell table:formula="of:=[.C326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20</text:p>
          </table:table-cell>
          <table:table-cell table:formula="of:=[.C327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30</text:p>
          </table:table-cell>
          <table:table-cell table:formula="of:=[.C328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40</text:p>
          </table:table-cell>
          <table:table-cell table:formula="of:=[.C329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8:50</text:p>
          </table:table-cell>
          <table:table-cell table:formula="of:=[.C330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00</text:p>
          </table:table-cell>
          <table:table-cell table:formula="of:=[.C331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10</text:p>
          </table:table-cell>
          <table:table-cell table:formula="of:=[.C332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20</text:p>
          </table:table-cell>
          <table:table-cell table:formula="of:=[.C333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30</text:p>
          </table:table-cell>
          <table:table-cell table:formula="of:=[.C334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40</text:p>
          </table:table-cell>
          <table:table-cell table:formula="of:=[.C335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39:50</text:p>
          </table:table-cell>
          <table:table-cell table:formula="of:=[.C336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00</text:p>
          </table:table-cell>
          <table:table-cell table:formula="of:=[.C337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10</text:p>
          </table:table-cell>
          <table:table-cell table:formula="of:=[.C33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20</text:p>
          </table:table-cell>
          <table:table-cell table:formula="of:=[.C339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30</text:p>
          </table:table-cell>
          <table:table-cell table:formula="of:=[.C340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40</text:p>
          </table:table-cell>
          <table:table-cell table:formula="of:=[.C341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0:50</text:p>
          </table:table-cell>
          <table:table-cell table:formula="of:=[.C342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00</text:p>
          </table:table-cell>
          <table:table-cell table:formula="of:=[.C343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10</text:p>
          </table:table-cell>
          <table:table-cell table:formula="of:=[.C344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20</text:p>
          </table:table-cell>
          <table:table-cell table:formula="of:=[.C345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30</text:p>
          </table:table-cell>
          <table:table-cell table:formula="of:=[.C346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40</text:p>
          </table:table-cell>
          <table:table-cell table:formula="of:=[.C347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1:50</text:p>
          </table:table-cell>
          <table:table-cell table:formula="of:=[.C348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00</text:p>
          </table:table-cell>
          <table:table-cell table:formula="of:=[.C349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10</text:p>
          </table:table-cell>
          <table:table-cell table:formula="of:=[.C350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20</text:p>
          </table:table-cell>
          <table:table-cell table:formula="of:=[.C351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30</text:p>
          </table:table-cell>
          <table:table-cell table:formula="of:=[.C352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40</text:p>
          </table:table-cell>
          <table:table-cell table:formula="of:=[.C353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2:50</text:p>
          </table:table-cell>
          <table:table-cell table:formula="of:=[.C354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00</text:p>
          </table:table-cell>
          <table:table-cell table:formula="of:=[.C355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10</text:p>
          </table:table-cell>
          <table:table-cell table:formula="of:=[.C356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20</text:p>
          </table:table-cell>
          <table:table-cell table:formula="of:=[.C357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30</text:p>
          </table:table-cell>
          <table:table-cell table:formula="of:=[.C35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40</text:p>
          </table:table-cell>
          <table:table-cell table:formula="of:=[.C359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3:50</text:p>
          </table:table-cell>
          <table:table-cell table:formula="of:=[.C360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00</text:p>
          </table:table-cell>
          <table:table-cell table:formula="of:=[.C361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10</text:p>
          </table:table-cell>
          <table:table-cell table:formula="of:=[.C362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20</text:p>
          </table:table-cell>
          <table:table-cell table:formula="of:=[.C363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30</text:p>
          </table:table-cell>
          <table:table-cell table:formula="of:=[.C364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40</text:p>
          </table:table-cell>
          <table:table-cell table:formula="of:=[.C365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4:50</text:p>
          </table:table-cell>
          <table:table-cell table:formula="of:=[.C366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00</text:p>
          </table:table-cell>
          <table:table-cell table:formula="of:=[.C367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10</text:p>
          </table:table-cell>
          <table:table-cell table:formula="of:=[.C368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20</text:p>
          </table:table-cell>
          <table:table-cell table:formula="of:=[.C369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30</text:p>
          </table:table-cell>
          <table:table-cell table:formula="of:=[.C37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40</text:p>
          </table:table-cell>
          <table:table-cell table:formula="of:=[.C371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5:50</text:p>
          </table:table-cell>
          <table:table-cell table:formula="of:=[.C372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00</text:p>
          </table:table-cell>
          <table:table-cell table:formula="of:=[.C373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10</text:p>
          </table:table-cell>
          <table:table-cell table:formula="of:=[.C37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20</text:p>
          </table:table-cell>
          <table:table-cell table:formula="of:=[.C375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30</text:p>
          </table:table-cell>
          <table:table-cell table:formula="of:=[.C376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40</text:p>
          </table:table-cell>
          <table:table-cell table:formula="of:=[.C377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6:50</text:p>
          </table:table-cell>
          <table:table-cell table:formula="of:=[.C378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00</text:p>
          </table:table-cell>
          <table:table-cell table:formula="of:=[.C379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10</text:p>
          </table:table-cell>
          <table:table-cell table:formula="of:=[.C380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20</text:p>
          </table:table-cell>
          <table:table-cell table:formula="of:=[.C381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30</text:p>
          </table:table-cell>
          <table:table-cell table:formula="of:=[.C382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40</text:p>
          </table:table-cell>
          <table:table-cell table:formula="of:=[.C383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7:50</text:p>
          </table:table-cell>
          <table:table-cell table:formula="of:=[.C384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00</text:p>
          </table:table-cell>
          <table:table-cell table:formula="of:=[.C385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10</text:p>
          </table:table-cell>
          <table:table-cell table:formula="of:=[.C386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20</text:p>
          </table:table-cell>
          <table:table-cell table:formula="of:=[.C387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30</text:p>
          </table:table-cell>
          <table:table-cell table:formula="of:=[.C38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40</text:p>
          </table:table-cell>
          <table:table-cell table:formula="of:=[.C389]-0.12" office:value-type="float" office:value="0.91" calcext:value-type="float">
            <text:p>0,91</text:p>
          </table:table-cell>
          <table:table-cell office:value-type="float" office:value="1.03" calcext:value-type="float">
            <text:p>1,0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8:50</text:p>
          </table:table-cell>
          <table:table-cell table:formula="of:=[.C390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00</text:p>
          </table:table-cell>
          <table:table-cell table:formula="of:=[.C391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10</text:p>
          </table:table-cell>
          <table:table-cell table:formula="of:=[.C392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20</text:p>
          </table:table-cell>
          <table:table-cell table:formula="of:=[.C393]-0.12"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30</text:p>
          </table:table-cell>
          <table:table-cell table:formula="of:=[.C394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40</text:p>
          </table:table-cell>
          <table:table-cell table:formula="of:=[.C395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49:50</text:p>
          </table:table-cell>
          <table:table-cell table:formula="of:=[.C396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00</text:p>
          </table:table-cell>
          <table:table-cell table:formula="of:=[.C397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10</text:p>
          </table:table-cell>
          <table:table-cell table:formula="of:=[.C398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20</text:p>
          </table:table-cell>
          <table:table-cell table:formula="of:=[.C399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30</text:p>
          </table:table-cell>
          <table:table-cell table:formula="of:=[.C400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40</text:p>
          </table:table-cell>
          <table:table-cell table:formula="of:=[.C401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0:50</text:p>
          </table:table-cell>
          <table:table-cell table:formula="of:=[.C402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00</text:p>
          </table:table-cell>
          <table:table-cell table:formula="of:=[.C403]-0.12"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10</text:p>
          </table:table-cell>
          <table:table-cell table:formula="of:=[.C404]-0.12" office:value-type="float" office:value="0.9" calcext:value-type="float">
            <text:p>0,9</text:p>
          </table:table-cell>
          <table:table-cell office:value-type="float" office:value="1.02" calcext:value-type="float">
            <text:p>1,0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20</text:p>
          </table:table-cell>
          <table:table-cell table:formula="of:=[.C405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30</text:p>
          </table:table-cell>
          <table:table-cell table:formula="of:=[.C406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40</text:p>
          </table:table-cell>
          <table:table-cell table:formula="of:=[.C407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1:50</text:p>
          </table:table-cell>
          <table:table-cell table:formula="of:=[.C408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00</text:p>
          </table:table-cell>
          <table:table-cell table:formula="of:=[.C409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10</text:p>
          </table:table-cell>
          <table:table-cell table:formula="of:=[.C410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20</text:p>
          </table:table-cell>
          <table:table-cell table:formula="of:=[.C411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30</text:p>
          </table:table-cell>
          <table:table-cell table:formula="of:=[.C412]-0.1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40</text:p>
          </table:table-cell>
          <table:table-cell table:formula="of:=[.C413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2:50</text:p>
          </table:table-cell>
          <table:table-cell table:formula="of:=[.C414]-0.12"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00</text:p>
          </table:table-cell>
          <table:table-cell table:formula="of:=[.C415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10</text:p>
          </table:table-cell>
          <table:table-cell table:formula="of:=[.C416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20</text:p>
          </table:table-cell>
          <table:table-cell table:formula="of:=[.C417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30</text:p>
          </table:table-cell>
          <table:table-cell table:formula="of:=[.C418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40</text:p>
          </table:table-cell>
          <table:table-cell table:formula="of:=[.C419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3:50</text:p>
          </table:table-cell>
          <table:table-cell table:formula="of:=[.C420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00</text:p>
          </table:table-cell>
          <table:table-cell table:formula="of:=[.C421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10</text:p>
          </table:table-cell>
          <table:table-cell table:formula="of:=[.C422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20</text:p>
          </table:table-cell>
          <table:table-cell table:formula="of:=[.C423]-0.12" office:value-type="float" office:value="0.99" calcext:value-type="float">
            <text:p>0,99</text:p>
          </table:table-cell>
          <table:table-cell office:value-type="float" office:value="1.11" calcext:value-type="float">
            <text:p>1,1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30</text:p>
          </table:table-cell>
          <table:table-cell table:formula="of:=[.C424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40</text:p>
          </table:table-cell>
          <table:table-cell table:formula="of:=[.C425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4:50</text:p>
          </table:table-cell>
          <table:table-cell table:formula="of:=[.C426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00</text:p>
          </table:table-cell>
          <table:table-cell table:formula="of:=[.C427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10</text:p>
          </table:table-cell>
          <table:table-cell table:formula="of:=[.C428]-0.12" office:value-type="float" office:value="0.93" calcext:value-type="float">
            <text:p>0,93</text:p>
          </table:table-cell>
          <table:table-cell office:value-type="float" office:value="1.05" calcext:value-type="float">
            <text:p>1,0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20</text:p>
          </table:table-cell>
          <table:table-cell table:formula="of:=[.C429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30</text:p>
          </table:table-cell>
          <table:table-cell table:formula="of:=[.C430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40</text:p>
          </table:table-cell>
          <table:table-cell table:formula="of:=[.C431]-0.12"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5:50</text:p>
          </table:table-cell>
          <table:table-cell table:formula="of:=[.C432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00</text:p>
          </table:table-cell>
          <table:table-cell table:formula="of:=[.C433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10</text:p>
          </table:table-cell>
          <table:table-cell table:formula="of:=[.C43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20</text:p>
          </table:table-cell>
          <table:table-cell table:formula="of:=[.C435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30</text:p>
          </table:table-cell>
          <table:table-cell table:formula="of:=[.C436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40</text:p>
          </table:table-cell>
          <table:table-cell table:formula="of:=[.C437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6:50</text:p>
          </table:table-cell>
          <table:table-cell table:formula="of:=[.C438]-0.12"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7:00</text:p>
          </table:table-cell>
          <table:table-cell table:formula="of:=[.C439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7:10</text:p>
          </table:table-cell>
          <table:table-cell table:formula="of:=[.C440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7:20</text:p>
          </table:table-cell>
          <table:table-cell table:formula="of:=[.C441]-0.12"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7:30</text:p>
          </table:table-cell>
          <table:table-cell table:formula="of:=[.C442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7:40</text:p>
          </table:table-cell>
          <table:table-cell table:formula="of:=[.C443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14:57:50</text:p>
          </table:table-cell>
          <table:table-cell table:formula="of:=[.C444]-0.12" office:value-type="float" office:value="0.02" calcext:value-type="float">
            <text:p>0,02</text:p>
          </table:table-cell>
          <table:table-cell table:style-name="ce4" office:value-type="float" office:value="0.14" calcext:value-type="float">
            <text:p>0,14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14:58:00</text:p>
          </table:table-cell>
          <table:table-cell table:formula="of:=[.C445]-0.12"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8:10</text:p>
          </table:table-cell>
          <table:table-cell table:formula="of:=[.C446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8:20</text:p>
          </table:table-cell>
          <table:table-cell table:formula="of:=[.C447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8:30</text:p>
          </table:table-cell>
          <table:table-cell table:formula="of:=[.C448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8:40</text:p>
          </table:table-cell>
          <table:table-cell table:formula="of:=[.C449]-0.12"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8:50</text:p>
          </table:table-cell>
          <table:table-cell table:formula="of:=[.C450]-0.12" office:value-type="float" office:value="0.39" calcext:value-type="float">
            <text:p>0,39</text:p>
          </table:table-cell>
          <table:table-cell office:value-type="float" office:value="0.51" calcext:value-type="float">
            <text:p>0,5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00</text:p>
          </table:table-cell>
          <table:table-cell table:formula="of:=[.C451]-0.12" office:value-type="float" office:value="1.88" calcext:value-type="float">
            <text:p>1,8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10</text:p>
          </table:table-cell>
          <table:table-cell table:formula="of:=[.C452]-0.12" office:value-type="float" office:value="0.66" calcext:value-type="float">
            <text:p>0,66</text:p>
          </table:table-cell>
          <table:table-cell office:value-type="float" office:value="0.78" calcext:value-type="float">
            <text:p>0,7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20</text:p>
          </table:table-cell>
          <table:table-cell table:formula="of:=[.C453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30</text:p>
          </table:table-cell>
          <table:table-cell table:formula="of:=[.C454]-0.12" office:value-type="float" office:value="1.57" calcext:value-type="float">
            <text:p>1,57</text:p>
          </table:table-cell>
          <table:table-cell office:value-type="float" office:value="1.69" calcext:value-type="float">
            <text:p>1,6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40</text:p>
          </table:table-cell>
          <table:table-cell table:formula="of:=[.C455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:59:50</text:p>
          </table:table-cell>
          <table:table-cell table:formula="of:=[.C456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00</text:p>
          </table:table-cell>
          <table:table-cell table:formula="of:=[.C457]-0.12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10</text:p>
          </table:table-cell>
          <table:table-cell table:formula="of:=[.C458]-0.12"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20</text:p>
          </table:table-cell>
          <table:table-cell table:formula="of:=[.C459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30</text:p>
          </table:table-cell>
          <table:table-cell table:formula="of:=[.C460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40</text:p>
          </table:table-cell>
          <table:table-cell table:formula="of:=[.C461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0:50</text:p>
          </table:table-cell>
          <table:table-cell table:formula="of:=[.C462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00</text:p>
          </table:table-cell>
          <table:table-cell table:formula="of:=[.C463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10</text:p>
          </table:table-cell>
          <table:table-cell table:formula="of:=[.C464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20</text:p>
          </table:table-cell>
          <table:table-cell table:formula="of:=[.C465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30</text:p>
          </table:table-cell>
          <table:table-cell table:formula="of:=[.C466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40</text:p>
          </table:table-cell>
          <table:table-cell table:formula="of:=[.C467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1:50</text:p>
          </table:table-cell>
          <table:table-cell table:formula="of:=[.C468]-0.12"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00</text:p>
          </table:table-cell>
          <table:table-cell table:formula="of:=[.C469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10</text:p>
          </table:table-cell>
          <table:table-cell table:formula="of:=[.C470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20</text:p>
          </table:table-cell>
          <table:table-cell table:formula="of:=[.C471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30</text:p>
          </table:table-cell>
          <table:table-cell table:formula="of:=[.C472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40</text:p>
          </table:table-cell>
          <table:table-cell table:formula="of:=[.C473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2:50</text:p>
          </table:table-cell>
          <table:table-cell table:formula="of:=[.C474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00</text:p>
          </table:table-cell>
          <table:table-cell table:formula="of:=[.C475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10</text:p>
          </table:table-cell>
          <table:table-cell table:formula="of:=[.C476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20</text:p>
          </table:table-cell>
          <table:table-cell table:formula="of:=[.C477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30</text:p>
          </table:table-cell>
          <table:table-cell table:formula="of:=[.C478]-0.12" office:value-type="float" office:value="1.26" calcext:value-type="float">
            <text:p>1,26</text:p>
          </table:table-cell>
          <table:table-cell office:value-type="float" office:value="1.38" calcext:value-type="float">
            <text:p>1,3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40</text:p>
          </table:table-cell>
          <table:table-cell table:formula="of:=[.C479]-0.12" office:value-type="float" office:value="1.37" calcext:value-type="float">
            <text:p>1,37</text:p>
          </table:table-cell>
          <table:table-cell office:value-type="float" office:value="1.49" calcext:value-type="float">
            <text:p>1,4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3:50</text:p>
          </table:table-cell>
          <table:table-cell table:formula="of:=[.C480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00</text:p>
          </table:table-cell>
          <table:table-cell table:formula="of:=[.C481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10</text:p>
          </table:table-cell>
          <table:table-cell table:formula="of:=[.C482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20</text:p>
          </table:table-cell>
          <table:table-cell table:formula="of:=[.C483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30</text:p>
          </table:table-cell>
          <table:table-cell table:formula="of:=[.C484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40</text:p>
          </table:table-cell>
          <table:table-cell table:formula="of:=[.C485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4:50</text:p>
          </table:table-cell>
          <table:table-cell table:formula="of:=[.C486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00</text:p>
          </table:table-cell>
          <table:table-cell table:formula="of:=[.C487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10</text:p>
          </table:table-cell>
          <table:table-cell table:formula="of:=[.C488]-0.12" office:value-type="float" office:value="1.31" calcext:value-type="float">
            <text:p>1,31</text:p>
          </table:table-cell>
          <table:table-cell office:value-type="float" office:value="1.43" calcext:value-type="float">
            <text:p>1,4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20</text:p>
          </table:table-cell>
          <table:table-cell table:formula="of:=[.C489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30</text:p>
          </table:table-cell>
          <table:table-cell table:formula="of:=[.C490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40</text:p>
          </table:table-cell>
          <table:table-cell table:formula="of:=[.C491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5:50</text:p>
          </table:table-cell>
          <table:table-cell table:formula="of:=[.C492]-0.12"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00</text:p>
          </table:table-cell>
          <table:table-cell table:formula="of:=[.C493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10</text:p>
          </table:table-cell>
          <table:table-cell table:formula="of:=[.C494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20</text:p>
          </table:table-cell>
          <table:table-cell table:formula="of:=[.C495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30</text:p>
          </table:table-cell>
          <table:table-cell table:formula="of:=[.C496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40</text:p>
          </table:table-cell>
          <table:table-cell table:formula="of:=[.C497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6:50</text:p>
          </table:table-cell>
          <table:table-cell table:formula="of:=[.C498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00</text:p>
          </table:table-cell>
          <table:table-cell table:formula="of:=[.C499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10</text:p>
          </table:table-cell>
          <table:table-cell table:formula="of:=[.C500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20</text:p>
          </table:table-cell>
          <table:table-cell table:formula="of:=[.C501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30</text:p>
          </table:table-cell>
          <table:table-cell table:formula="of:=[.C502]-0.12" office:value-type="float" office:value="1.31" calcext:value-type="float">
            <text:p>1,31</text:p>
          </table:table-cell>
          <table:table-cell office:value-type="float" office:value="1.43" calcext:value-type="float">
            <text:p>1,4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40</text:p>
          </table:table-cell>
          <table:table-cell table:formula="of:=[.C503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7:50</text:p>
          </table:table-cell>
          <table:table-cell table:formula="of:=[.C504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00</text:p>
          </table:table-cell>
          <table:table-cell table:formula="of:=[.C505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10</text:p>
          </table:table-cell>
          <table:table-cell table:formula="of:=[.C506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20</text:p>
          </table:table-cell>
          <table:table-cell table:formula="of:=[.C507]-0.12" office:value-type="float" office:value="1.26" calcext:value-type="float">
            <text:p>1,26</text:p>
          </table:table-cell>
          <table:table-cell office:value-type="float" office:value="1.38" calcext:value-type="float">
            <text:p>1,3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30</text:p>
          </table:table-cell>
          <table:table-cell table:formula="of:=[.C508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40</text:p>
          </table:table-cell>
          <table:table-cell table:formula="of:=[.C509]-0.12"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08:50</text:p>
          </table:table-cell>
          <table:table-cell table:formula="of:=[.C510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00</text:p>
          </table:table-cell>
          <table:table-cell table:formula="of:=[.C511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10</text:p>
          </table:table-cell>
          <table:table-cell table:formula="of:=[.C512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20</text:p>
          </table:table-cell>
          <table:table-cell table:formula="of:=[.C513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30</text:p>
          </table:table-cell>
          <table:table-cell table:formula="of:=[.C514]-0.12" office:value-type="float" office:value="1.26" calcext:value-type="float">
            <text:p>1,26</text:p>
          </table:table-cell>
          <table:table-cell office:value-type="float" office:value="1.38" calcext:value-type="float">
            <text:p>1,3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40</text:p>
          </table:table-cell>
          <table:table-cell table:formula="of:=[.C515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9:50</text:p>
          </table:table-cell>
          <table:table-cell table:formula="of:=[.C516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00</text:p>
          </table:table-cell>
          <table:table-cell table:formula="of:=[.C517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10</text:p>
          </table:table-cell>
          <table:table-cell table:formula="of:=[.C518]-0.12" office:value-type="float" office:value="1.31" calcext:value-type="float">
            <text:p>1,31</text:p>
          </table:table-cell>
          <table:table-cell office:value-type="float" office:value="1.43" calcext:value-type="float">
            <text:p>1,4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20</text:p>
          </table:table-cell>
          <table:table-cell table:formula="of:=[.C519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30</text:p>
          </table:table-cell>
          <table:table-cell table:formula="of:=[.C520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40</text:p>
          </table:table-cell>
          <table:table-cell table:formula="of:=[.C521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0:50</text:p>
          </table:table-cell>
          <table:table-cell table:formula="of:=[.C522]-0.12"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00</text:p>
          </table:table-cell>
          <table:table-cell table:formula="of:=[.C523]-0.12" office:value-type="float" office:value="1.26" calcext:value-type="float">
            <text:p>1,26</text:p>
          </table:table-cell>
          <table:table-cell office:value-type="float" office:value="1.38" calcext:value-type="float">
            <text:p>1,3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10</text:p>
          </table:table-cell>
          <table:table-cell table:formula="of:=[.C524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20</text:p>
          </table:table-cell>
          <table:table-cell table:formula="of:=[.C525]-0.12" office:value-type="float" office:value="1.28" calcext:value-type="float">
            <text:p>1,28</text:p>
          </table:table-cell>
          <table:table-cell office:value-type="float" office:value="1.4" calcext:value-type="float">
            <text:p>1,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30</text:p>
          </table:table-cell>
          <table:table-cell table:formula="of:=[.C526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40</text:p>
          </table:table-cell>
          <table:table-cell table:formula="of:=[.C527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1:50</text:p>
          </table:table-cell>
          <table:table-cell table:formula="of:=[.C528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00</text:p>
          </table:table-cell>
          <table:table-cell table:formula="of:=[.C529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10</text:p>
          </table:table-cell>
          <table:table-cell table:formula="of:=[.C530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20</text:p>
          </table:table-cell>
          <table:table-cell table:formula="of:=[.C531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30</text:p>
          </table:table-cell>
          <table:table-cell table:formula="of:=[.C532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40</text:p>
          </table:table-cell>
          <table:table-cell table:formula="of:=[.C533]-0.12" office:value-type="float" office:value="1.34" calcext:value-type="float">
            <text:p>1,34</text:p>
          </table:table-cell>
          <table:table-cell office:value-type="float" office:value="1.46" calcext:value-type="float">
            <text:p>1,4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2:50</text:p>
          </table:table-cell>
          <table:table-cell table:formula="of:=[.C534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00</text:p>
          </table:table-cell>
          <table:table-cell table:formula="of:=[.C535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10</text:p>
          </table:table-cell>
          <table:table-cell table:formula="of:=[.C536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20</text:p>
          </table:table-cell>
          <table:table-cell table:formula="of:=[.C537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30</text:p>
          </table:table-cell>
          <table:table-cell table:formula="of:=[.C538]-0.12" office:value-type="float" office:value="1.03" calcext:value-type="float">
            <text:p>1,03</text:p>
          </table:table-cell>
          <table:table-cell office:value-type="float" office:value="1.15" calcext:value-type="float">
            <text:p>1,1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40</text:p>
          </table:table-cell>
          <table:table-cell table:formula="of:=[.C539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3:50</text:p>
          </table:table-cell>
          <table:table-cell table:formula="of:=[.C540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00</text:p>
          </table:table-cell>
          <table:table-cell table:formula="of:=[.C541]-0.12"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10</text:p>
          </table:table-cell>
          <table:table-cell table:formula="of:=[.C542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20</text:p>
          </table:table-cell>
          <table:table-cell table:formula="of:=[.C543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30</text:p>
          </table:table-cell>
          <table:table-cell table:formula="of:=[.C544]-0.12" office:value-type="float" office:value="1.24" calcext:value-type="float">
            <text:p>1,24</text:p>
          </table:table-cell>
          <table:table-cell office:value-type="float" office:value="1.36" calcext:value-type="float">
            <text:p>1,3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40</text:p>
          </table:table-cell>
          <table:table-cell table:formula="of:=[.C545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4:50</text:p>
          </table:table-cell>
          <table:table-cell table:formula="of:=[.C546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00</text:p>
          </table:table-cell>
          <table:table-cell table:formula="of:=[.C547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10</text:p>
          </table:table-cell>
          <table:table-cell table:formula="of:=[.C548]-0.12"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20</text:p>
          </table:table-cell>
          <table:table-cell table:formula="of:=[.C549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30</text:p>
          </table:table-cell>
          <table:table-cell table:formula="of:=[.C550]-0.12" office:value-type="float" office:value="1.29" calcext:value-type="float">
            <text:p>1,29</text:p>
          </table:table-cell>
          <table:table-cell office:value-type="float" office:value="1.41" calcext:value-type="float">
            <text:p>1,4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40</text:p>
          </table:table-cell>
          <table:table-cell table:formula="of:=[.C551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5:50</text:p>
          </table:table-cell>
          <table:table-cell table:formula="of:=[.C55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00</text:p>
          </table:table-cell>
          <table:table-cell table:formula="of:=[.C553]-0.12" office:value-type="float" office:value="1.23" calcext:value-type="float">
            <text:p>1,23</text:p>
          </table:table-cell>
          <table:table-cell office:value-type="float" office:value="1.35" calcext:value-type="float">
            <text:p>1,3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10</text:p>
          </table:table-cell>
          <table:table-cell table:formula="of:=[.C55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20</text:p>
          </table:table-cell>
          <table:table-cell table:formula="of:=[.C555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30</text:p>
          </table:table-cell>
          <table:table-cell table:formula="of:=[.C556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40</text:p>
          </table:table-cell>
          <table:table-cell table:formula="of:=[.C557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6:50</text:p>
          </table:table-cell>
          <table:table-cell table:formula="of:=[.C558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00</text:p>
          </table:table-cell>
          <table:table-cell table:formula="of:=[.C559]-0.12" office:value-type="float" office:value="1.27" calcext:value-type="float">
            <text:p>1,27</text:p>
          </table:table-cell>
          <table:table-cell office:value-type="float" office:value="1.39" calcext:value-type="float">
            <text:p>1,3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10</text:p>
          </table:table-cell>
          <table:table-cell table:formula="of:=[.C560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20</text:p>
          </table:table-cell>
          <table:table-cell table:formula="of:=[.C561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30</text:p>
          </table:table-cell>
          <table:table-cell table:formula="of:=[.C562]-0.12" office:value-type="float" office:value="1.17" calcext:value-type="float">
            <text:p>1,17</text:p>
          </table:table-cell>
          <table:table-cell office:value-type="float" office:value="1.29" calcext:value-type="float">
            <text:p>1,2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40</text:p>
          </table:table-cell>
          <table:table-cell table:formula="of:=[.C563]-0.12"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7:50</text:p>
          </table:table-cell>
          <table:table-cell table:formula="of:=[.C564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00</text:p>
          </table:table-cell>
          <table:table-cell table:formula="of:=[.C565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10</text:p>
          </table:table-cell>
          <table:table-cell table:formula="of:=[.C566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20</text:p>
          </table:table-cell>
          <table:table-cell table:formula="of:=[.C567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30</text:p>
          </table:table-cell>
          <table:table-cell table:formula="of:=[.C568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40</text:p>
          </table:table-cell>
          <table:table-cell table:formula="of:=[.C569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8:50</text:p>
          </table:table-cell>
          <table:table-cell table:formula="of:=[.C570]-0.12"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00</text:p>
          </table:table-cell>
          <table:table-cell table:formula="of:=[.C571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10</text:p>
          </table:table-cell>
          <table:table-cell table:formula="of:=[.C572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20</text:p>
          </table:table-cell>
          <table:table-cell table:formula="of:=[.C573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30</text:p>
          </table:table-cell>
          <table:table-cell table:formula="of:=[.C574]-0.12" office:value-type="float" office:value="1.22" calcext:value-type="float">
            <text:p>1,22</text:p>
          </table:table-cell>
          <table:table-cell office:value-type="float" office:value="1.34" calcext:value-type="float">
            <text:p>1,3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40</text:p>
          </table:table-cell>
          <table:table-cell table:formula="of:=[.C575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19:50</text:p>
          </table:table-cell>
          <table:table-cell table:formula="of:=[.C576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00</text:p>
          </table:table-cell>
          <table:table-cell table:formula="of:=[.C577]-0.12" office:value-type="float" office:value="1.25" calcext:value-type="float">
            <text:p>1,25</text:p>
          </table:table-cell>
          <table:table-cell office:value-type="float" office:value="1.37" calcext:value-type="float">
            <text:p>1,37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10</text:p>
          </table:table-cell>
          <table:table-cell table:formula="of:=[.C578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20</text:p>
          </table:table-cell>
          <table:table-cell table:formula="of:=[.C579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30</text:p>
          </table:table-cell>
          <table:table-cell table:formula="of:=[.C580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40</text:p>
          </table:table-cell>
          <table:table-cell table:formula="of:=[.C581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0:50</text:p>
          </table:table-cell>
          <table:table-cell table:formula="of:=[.C582]-0.12" office:value-type="float" office:value="1.02" calcext:value-type="float">
            <text:p>1,02</text:p>
          </table:table-cell>
          <table:table-cell office:value-type="float" office:value="1.14" calcext:value-type="float">
            <text:p>1,1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00</text:p>
          </table:table-cell>
          <table:table-cell table:formula="of:=[.C583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10</text:p>
          </table:table-cell>
          <table:table-cell table:formula="of:=[.C584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20</text:p>
          </table:table-cell>
          <table:table-cell table:formula="of:=[.C585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30</text:p>
          </table:table-cell>
          <table:table-cell table:formula="of:=[.C586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40</text:p>
          </table:table-cell>
          <table:table-cell table:formula="of:=[.C587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1:50</text:p>
          </table:table-cell>
          <table:table-cell table:formula="of:=[.C588]-0.12" office:value-type="float" office:value="1.11" calcext:value-type="float">
            <text:p>1,11</text:p>
          </table:table-cell>
          <table:table-cell office:value-type="float" office:value="1.23" calcext:value-type="float">
            <text:p>1,2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00</text:p>
          </table:table-cell>
          <table:table-cell table:formula="of:=[.C589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10</text:p>
          </table:table-cell>
          <table:table-cell table:formula="of:=[.C590]-0.12" office:value-type="float" office:value="1.13" calcext:value-type="float">
            <text:p>1,13</text:p>
          </table:table-cell>
          <table:table-cell office:value-type="float" office:value="1.25" calcext:value-type="float">
            <text:p>1,2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20</text:p>
          </table:table-cell>
          <table:table-cell table:formula="of:=[.C591]-0.12" office:value-type="float" office:value="1.19" calcext:value-type="float">
            <text:p>1,19</text:p>
          </table:table-cell>
          <table:table-cell office:value-type="float" office:value="1.31" calcext:value-type="float">
            <text:p>1,3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30</text:p>
          </table:table-cell>
          <table:table-cell table:formula="of:=[.C592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40</text:p>
          </table:table-cell>
          <table:table-cell table:formula="of:=[.C593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2:50</text:p>
          </table:table-cell>
          <table:table-cell table:formula="of:=[.C594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00</text:p>
          </table:table-cell>
          <table:table-cell table:formula="of:=[.C595]-0.12" office:value-type="float" office:value="1.18" calcext:value-type="float">
            <text:p>1,18</text:p>
          </table:table-cell>
          <table:table-cell office:value-type="float" office:value="1.3" calcext:value-type="float">
            <text:p>1,3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10</text:p>
          </table:table-cell>
          <table:table-cell table:formula="of:=[.C596]-0.12" office:value-type="float" office:value="1.07" calcext:value-type="float">
            <text:p>1,07</text:p>
          </table:table-cell>
          <table:table-cell office:value-type="float" office:value="1.19" calcext:value-type="float">
            <text:p>1,19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20</text:p>
          </table:table-cell>
          <table:table-cell table:formula="of:=[.C597]-0.12"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30</text:p>
          </table:table-cell>
          <table:table-cell table:formula="of:=[.C598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40</text:p>
          </table:table-cell>
          <table:table-cell table:formula="of:=[.C599]-0.12"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3:50</text:p>
          </table:table-cell>
          <table:table-cell table:formula="of:=[.C600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00</text:p>
          </table:table-cell>
          <table:table-cell table:formula="of:=[.C601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10</text:p>
          </table:table-cell>
          <table:table-cell table:formula="of:=[.C602]-0.12" office:value-type="float" office:value="1.1" calcext:value-type="float">
            <text:p>1,1</text:p>
          </table:table-cell>
          <table:table-cell office:value-type="float" office:value="1.22" calcext:value-type="float">
            <text:p>1,2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20</text:p>
          </table:table-cell>
          <table:table-cell table:formula="of:=[.C603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30</text:p>
          </table:table-cell>
          <table:table-cell table:formula="of:=[.C604]-0.12" office:value-type="float" office:value="1.09" calcext:value-type="float">
            <text:p>1,09</text:p>
          </table:table-cell>
          <table:table-cell office:value-type="float" office:value="1.21" calcext:value-type="float">
            <text:p>1,21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40</text:p>
          </table:table-cell>
          <table:table-cell table:formula="of:=[.C605]-0.12"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4:50</text:p>
          </table:table-cell>
          <table:table-cell table:formula="of:=[.C606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5:00</text:p>
          </table:table-cell>
          <table:table-cell table:formula="of:=[.C607]-0.12" office:value-type="float" office:value="1.12" calcext:value-type="float">
            <text:p>1,12</text:p>
          </table:table-cell>
          <table:table-cell office:value-type="float" office:value="1.24" calcext:value-type="float">
            <text:p>1,24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5:10</text:p>
          </table:table-cell>
          <table:table-cell table:formula="of:=[.C608]-0.12"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5:20</text:p>
          </table:table-cell>
          <table:table-cell table:formula="of:=[.C609]-0.12" office:value-type="float" office:value="1.04" calcext:value-type="float">
            <text:p>1,04</text:p>
          </table:table-cell>
          <table:table-cell office:value-type="float" office:value="1.16" calcext:value-type="float">
            <text:p>1,16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:25:30</text:p>
          </table:table-cell>
          <table:table-cell table:formula="of:=[.C610]-0.12" office:value-type="float" office:value="1.23" calcext:value-type="float">
            <text:p>1,23</text:p>
          </table:table-cell>
          <table:table-cell office:value-type="float" office:value="1.35" calcext:value-type="float">
            <text:p>1,35</text:p>
          </table:table-cell>
          <table:table-cell office:value-type="float" office:value="300" calcext:value-type="float">
            <text:p>3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6T14:49:18.336814551</dc:date>
    <dc:creator>SIMIER Philippe</dc:creator>
    <meta:editing-duration>PT4H24M15S</meta:editing-duration>
    <meta:editing-cycles>2</meta:editing-cycles>
    <meta:document-statistic meta:table-count="2" meta:cell-count="1508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9cm" xlink:href=".." xlink:type="simple" chart:class="chart:line" chart:style-name="ch1">
        <chart:title svg:x="11.554cm" svg:y="0.411cm" chart:style-name="ch2">
          <text:p>Accélération (g)</text:p>
        </chart:title>
        <chart:subtitle svg:x="1.466cm" svg:y="0.41cm" chart:style-name="ch3">
          <text:p>Axe Z du capteur</text:p>
        </chart:subtitle>
        <chart:plot-area chart:style-name="ch4" table:cell-range-address="Accélération.A426:Accélération.B491" chart:data-source-has-labels="column" svg:x="0.284cm" svg:y="0.212cm" svg:width="14.964cm" svg:height="8.639cm">
          <chart:coordinate-region svg:x="1.362cm" svg:y="0.411cm" svg:width="13.886cm" svg:height="6.974cm"/>
          <chart:axis chart:dimension="x" chart:name="primary-x" chart:style-name="ch5" chartooo:axis-type="auto">
            <chartooo:date-scale/>
            <chart:categories table:cell-range-address="Accélération.A426:Accélération.A4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célération.B426:Accélération.B491" chart:class="chart:line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4:54:50</text:p>
                <draw:g>
                  <svg:desc>Accélération.A426:Accélération.A491</svg:desc>
                </draw:g>
              </table:table-cell>
              <table:table-cell office:value-type="float" office:value="0.95">
                <text:p>0.95</text:p>
                <draw:g>
                  <svg:desc>Accélération.B426:Accélération.B491</svg:desc>
                </draw:g>
              </table:table-cell>
            </table:table-row>
            <table:table-row>
              <table:table-cell office:value-type="string">
                <text:p>14:55:0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:55: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4:55: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:55: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:55:4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4:55: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:56: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:56:1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4:56: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:56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:56:4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:56:5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4:57: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:57:1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:57: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:57:3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4:57:4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:57: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4:58:0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4:58:1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4:58:2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:58:3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:58:4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:58:5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:59:0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5:01:1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5:01: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5:01:3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5:01:4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:01: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5:02: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5:02:1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5:02:2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5:02:3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5:02:4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5:02:5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5:03: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5:03:1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5:03:2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5:03:3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5:03:4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5:03: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:04: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5:04: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5:04:2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:04:3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5:04: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:04:5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5:05: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5:05:1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5:05:2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5:05: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5:05:40</text:p>
              </table:table-cell>
              <table:table-cell office:value-type="float" office:value="1.29">
                <text:p>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